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34pt"/>
    </style:style>
    <style:style style:name="co2" style:family="table-column">
      <style:table-column-properties fo:break-before="auto" style:column-width="58.9pt"/>
    </style:style>
    <style:style style:name="co3" style:family="table-column">
      <style:table-column-properties fo:break-before="auto" style:column-width="159.99pt"/>
    </style:style>
    <style:style style:name="co4" style:family="table-column">
      <style:table-column-properties fo:break-before="auto" style:column-width="70.44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22"/>
    <style:style style:name="ce2" style:family="table-cell" style:parent-style-name="Default" style:data-style-name="N1"/>
  </office:automatic-styles>
  <office:body>
    <office:spreadsheet>
      <table:calculation-settings table:automatic-find-labels="false"/>
      <table:table table:name="resultats_performancesresultat_performance_bretagne_150_170_tem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Origin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emps Execution Dijkstra (en ms)</text:p>
          </table:table-cell>
          <table:table-cell office:value-type="string" calcext:value-type="string">
            <text:p><text:s/>Nb Sommets</text:p>
          </table:table-cell>
          <table:table-cell office:value-type="string" calcext:value-type="string">
            <text:p><text:s/>Temps CPU A* (en ms)</text:p>
          </table:table-cell>
          <table:table-cell office:value-type="string" calcext:value-type="string">
            <text:p><text:s/>Nb Sommets</text:p>
          </table:table-cell>
        </table:table-row>
        <table:table-row table:style-name="ro1">
          <table:table-cell office:value-type="float" office:value="255734" calcext:value-type="float">
            <text:p>255734</text:p>
          </table:table-cell>
          <table:table-cell office:value-type="float" office:value="299833" calcext:value-type="float">
            <text:p>299833</text:p>
          </table:table-cell>
          <table:table-cell office:value-type="float" office:value="5735.2383" calcext:value-type="float">
            <text:p>5735.2383</text:p>
          </table:table-cell>
          <table:table-cell office:value-type="float" office:value="591961" calcext:value-type="float">
            <text:p>591961</text:p>
          </table:table-cell>
          <table:table-cell office:value-type="float" office:value="2145.1345" calcext:value-type="float">
            <text:p>2145.1345</text:p>
          </table:table-cell>
          <table:table-cell office:value-type="float" office:value="201184" calcext:value-type="float">
            <text:p>201184</text:p>
          </table:table-cell>
        </table:table-row>
        <table:table-row table:style-name="ro1">
          <table:table-cell office:value-type="float" office:value="465277" calcext:value-type="float">
            <text:p>465277</text:p>
          </table:table-cell>
          <table:table-cell office:value-type="float" office:value="363939" calcext:value-type="float">
            <text:p>363939</text:p>
          </table:table-cell>
          <table:table-cell office:value-type="float" office:value="5446.047" calcext:value-type="float">
            <text:p>5446.047</text:p>
          </table:table-cell>
          <table:table-cell office:value-type="float" office:value="556892" calcext:value-type="float">
            <text:p>556892</text:p>
          </table:table-cell>
          <table:table-cell office:value-type="float" office:value="2464.2114" calcext:value-type="float">
            <text:p>2464.2114</text:p>
          </table:table-cell>
          <table:table-cell office:value-type="float" office:value="230107" calcext:value-type="float">
            <text:p>230107</text:p>
          </table:table-cell>
        </table:table-row>
        <table:table-row table:style-name="ro1">
          <table:table-cell office:value-type="float" office:value="290667" calcext:value-type="float">
            <text:p>290667</text:p>
          </table:table-cell>
          <table:table-cell office:value-type="float" office:value="617893" calcext:value-type="float">
            <text:p>617893</text:p>
          </table:table-cell>
          <table:table-cell office:value-type="float" office:value="4859.4194" calcext:value-type="float">
            <text:p>4859.4194</text:p>
          </table:table-cell>
          <table:table-cell office:value-type="float" office:value="499204" calcext:value-type="float">
            <text:p>499204</text:p>
          </table:table-cell>
          <table:table-cell office:value-type="float" office:value="3917.8801" calcext:value-type="float">
            <text:p>3917.8801</text:p>
          </table:table-cell>
          <table:table-cell office:value-type="float" office:value="371132" calcext:value-type="float">
            <text:p>371132</text:p>
          </table:table-cell>
        </table:table-row>
        <table:table-row table:style-name="ro1">
          <table:table-cell office:value-type="float" office:value="194942" calcext:value-type="float">
            <text:p>194942</text:p>
          </table:table-cell>
          <table:table-cell office:value-type="float" office:value="456362" calcext:value-type="float">
            <text:p>456362</text:p>
          </table:table-cell>
          <table:table-cell office:value-type="float" office:value="4196.8706" calcext:value-type="float">
            <text:p>4196.8706</text:p>
          </table:table-cell>
          <table:table-cell office:value-type="float" office:value="412922" calcext:value-type="float">
            <text:p>412922</text:p>
          </table:table-cell>
          <table:table-cell office:value-type="float" office:value="1610.0175" calcext:value-type="float">
            <text:p>1610.0175</text:p>
          </table:table-cell>
          <table:table-cell office:value-type="float" office:value="141620" calcext:value-type="float">
            <text:p>141620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580573" calcext:value-type="float">
            <text:p>580573</text:p>
          </table:table-cell>
          <table:table-cell office:value-type="float" office:value="6229.393" calcext:value-type="float">
            <text:p>6229.393</text:p>
          </table:table-cell>
          <table:table-cell office:value-type="float" office:value="633745" calcext:value-type="float">
            <text:p>633745</text:p>
          </table:table-cell>
          <table:table-cell office:value-type="float" office:value="2637.9502" calcext:value-type="float">
            <text:p>2637.9502</text:p>
          </table:table-cell>
          <table:table-cell office:value-type="float" office:value="253441" calcext:value-type="float">
            <text:p>253441</text:p>
          </table:table-cell>
        </table:table-row>
        <table:table-row table:style-name="ro1">
          <table:table-cell office:value-type="float" office:value="643542" calcext:value-type="float">
            <text:p>643542</text:p>
          </table:table-cell>
          <table:table-cell office:value-type="float" office:value="214003" calcext:value-type="float">
            <text:p>214003</text:p>
          </table:table-cell>
          <table:table-cell office:value-type="float" office:value="5373.3345" calcext:value-type="float">
            <text:p>5373.3345</text:p>
          </table:table-cell>
          <table:table-cell office:value-type="float" office:value="540957" calcext:value-type="float">
            <text:p>540957</text:p>
          </table:table-cell>
          <table:table-cell office:value-type="float" office:value="2313.8496" calcext:value-type="float">
            <text:p>2313.8496</text:p>
          </table:table-cell>
          <table:table-cell office:value-type="float" office:value="210492" calcext:value-type="float">
            <text:p>210492</text:p>
          </table:table-cell>
        </table:table-row>
        <table:table-row table:style-name="ro1">
          <table:table-cell office:value-type="float" office:value="362258" calcext:value-type="float">
            <text:p>362258</text:p>
          </table:table-cell>
          <table:table-cell office:value-type="float" office:value="230540" calcext:value-type="float">
            <text:p>230540</text:p>
          </table:table-cell>
          <table:table-cell office:value-type="float" office:value="5245.875" calcext:value-type="float">
            <text:p>5245.875</text:p>
          </table:table-cell>
          <table:table-cell office:value-type="float" office:value="535006" calcext:value-type="float">
            <text:p>535006</text:p>
          </table:table-cell>
          <table:table-cell office:value-type="float" office:value="4093.0037" calcext:value-type="float">
            <text:p>4093.0037</text:p>
          </table:table-cell>
          <table:table-cell office:value-type="float" office:value="384170" calcext:value-type="float">
            <text:p>384170</text:p>
          </table:table-cell>
        </table:table-row>
        <table:table-row table:style-name="ro1">
          <table:table-cell office:value-type="float" office:value="66105" calcext:value-type="float">
            <text:p>66105</text:p>
          </table:table-cell>
          <table:table-cell office:value-type="float" office:value="583886" calcext:value-type="float">
            <text:p>583886</text:p>
          </table:table-cell>
          <table:table-cell office:value-type="float" office:value="5998.2866" calcext:value-type="float">
            <text:p>5998.2866</text:p>
          </table:table-cell>
          <table:table-cell office:value-type="float" office:value="625092" calcext:value-type="float">
            <text:p>625092</text:p>
          </table:table-cell>
          <table:table-cell office:value-type="float" office:value="3000.8435" calcext:value-type="float">
            <text:p>3000.8435</text:p>
          </table:table-cell>
          <table:table-cell office:value-type="float" office:value="294808" calcext:value-type="float">
            <text:p>294808</text:p>
          </table:table-cell>
        </table:table-row>
        <table:table-row table:style-name="ro1">
          <table:table-cell office:value-type="float" office:value="66601" calcext:value-type="float">
            <text:p>66601</text:p>
          </table:table-cell>
          <table:table-cell office:value-type="float" office:value="17920" calcext:value-type="float">
            <text:p>17920</text:p>
          </table:table-cell>
          <table:table-cell office:value-type="float" office:value="5383.553" calcext:value-type="float">
            <text:p>5383.553</text:p>
          </table:table-cell>
          <table:table-cell office:value-type="float" office:value="555998" calcext:value-type="float">
            <text:p>555998</text:p>
          </table:table-cell>
          <table:table-cell office:value-type="float" office:value="2227.2637" calcext:value-type="float">
            <text:p>2227.2637</text:p>
          </table:table-cell>
          <table:table-cell office:value-type="float" office:value="207463" calcext:value-type="float">
            <text:p>207463</text:p>
          </table:table-cell>
        </table:table-row>
        <table:table-row table:style-name="ro1">
          <table:table-cell office:value-type="float" office:value="582189" calcext:value-type="float">
            <text:p>582189</text:p>
          </table:table-cell>
          <table:table-cell office:value-type="float" office:value="311493" calcext:value-type="float">
            <text:p>311493</text:p>
          </table:table-cell>
          <table:table-cell office:value-type="float" office:value="5216.025" calcext:value-type="float">
            <text:p>5216.025</text:p>
          </table:table-cell>
          <table:table-cell office:value-type="float" office:value="549396" calcext:value-type="float">
            <text:p>549396</text:p>
          </table:table-cell>
          <table:table-cell office:value-type="float" office:value="2211.3628" calcext:value-type="float">
            <text:p>2211.3628</text:p>
          </table:table-cell>
          <table:table-cell office:value-type="float" office:value="210568" calcext:value-type="float">
            <text:p>210568</text:p>
          </table:table-cell>
        </table:table-row>
        <table:table-row table:style-name="ro1">
          <table:table-cell office:value-type="float" office:value="609961" calcext:value-type="float">
            <text:p>609961</text:p>
          </table:table-cell>
          <table:table-cell office:value-type="float" office:value="770" calcext:value-type="float">
            <text:p>770</text:p>
          </table:table-cell>
          <table:table-cell office:value-type="float" office:value="5482.5103" calcext:value-type="float">
            <text:p>5482.5103</text:p>
          </table:table-cell>
          <table:table-cell office:value-type="float" office:value="544395" calcext:value-type="float">
            <text:p>544395</text:p>
          </table:table-cell>
          <table:table-cell office:value-type="float" office:value="4129.857" calcext:value-type="float">
            <text:p>4129.857</text:p>
          </table:table-cell>
          <table:table-cell office:value-type="float" office:value="364676" calcext:value-type="float">
            <text:p>364676</text:p>
          </table:table-cell>
        </table:table-row>
        <table:table-row table:style-name="ro1">
          <table:table-cell office:value-type="float" office:value="331481" calcext:value-type="float">
            <text:p>331481</text:p>
          </table:table-cell>
          <table:table-cell office:value-type="float" office:value="494862" calcext:value-type="float">
            <text:p>494862</text:p>
          </table:table-cell>
          <table:table-cell office:value-type="float" office:value="4636.7925" calcext:value-type="float">
            <text:p>4636.7925</text:p>
          </table:table-cell>
          <table:table-cell office:value-type="float" office:value="490619" calcext:value-type="float">
            <text:p>490619</text:p>
          </table:table-cell>
          <table:table-cell office:value-type="float" office:value="3570.3525" calcext:value-type="float">
            <text:p>3570.3525</text:p>
          </table:table-cell>
          <table:table-cell office:value-type="float" office:value="347178" calcext:value-type="float">
            <text:p>347178</text:p>
          </table:table-cell>
        </table:table-row>
        <table:table-row table:style-name="ro1">
          <table:table-cell office:value-type="float" office:value="259062" calcext:value-type="float">
            <text:p>259062</text:p>
          </table:table-cell>
          <table:table-cell office:value-type="float" office:value="457771" calcext:value-type="float">
            <text:p>457771</text:p>
          </table:table-cell>
          <table:table-cell office:value-type="float" office:value="5028.6016" calcext:value-type="float">
            <text:p>5028.6016</text:p>
          </table:table-cell>
          <table:table-cell office:value-type="float" office:value="508011" calcext:value-type="float">
            <text:p>508011</text:p>
          </table:table-cell>
          <table:table-cell office:value-type="float" office:value="1813.8625" calcext:value-type="float">
            <text:p>1813.8625</text:p>
          </table:table-cell>
          <table:table-cell office:value-type="float" office:value="165683" calcext:value-type="float">
            <text:p>165683</text:p>
          </table:table-cell>
        </table:table-row>
        <table:table-row table:style-name="ro1">
          <table:table-cell office:value-type="float" office:value="522571" calcext:value-type="float">
            <text:p>522571</text:p>
          </table:table-cell>
          <table:table-cell office:value-type="float" office:value="314875" calcext:value-type="float">
            <text:p>314875</text:p>
          </table:table-cell>
          <table:table-cell office:value-type="float" office:value="5053.736" calcext:value-type="float">
            <text:p>5053.736</text:p>
          </table:table-cell>
          <table:table-cell office:value-type="float" office:value="526449" calcext:value-type="float">
            <text:p>526449</text:p>
          </table:table-cell>
          <table:table-cell office:value-type="float" office:value="3365.0105" calcext:value-type="float">
            <text:p>3365.0105</text:p>
          </table:table-cell>
          <table:table-cell office:value-type="float" office:value="311607" calcext:value-type="float">
            <text:p>311607</text:p>
          </table:table-cell>
        </table:table-row>
        <table:table-row table:style-name="ro1">
          <table:table-cell office:value-type="float" office:value="191062" calcext:value-type="float">
            <text:p>191062</text:p>
          </table:table-cell>
          <table:table-cell office:value-type="float" office:value="239533" calcext:value-type="float">
            <text:p>239533</text:p>
          </table:table-cell>
          <table:table-cell office:value-type="float" office:value="3714.7766" calcext:value-type="float">
            <text:p>3714.7766</text:p>
          </table:table-cell>
          <table:table-cell office:value-type="float" office:value="376100" calcext:value-type="float">
            <text:p>376100</text:p>
          </table:table-cell>
          <table:table-cell office:value-type="float" office:value="2188.9946" calcext:value-type="float">
            <text:p>2188.9946</text:p>
          </table:table-cell>
          <table:table-cell office:value-type="float" office:value="199654" calcext:value-type="float">
            <text:p>199654</text:p>
          </table:table-cell>
        </table:table-row>
        <table:table-row table:style-name="ro1">
          <table:table-cell office:value-type="float" office:value="501371" calcext:value-type="float">
            <text:p>501371</text:p>
          </table:table-cell>
          <table:table-cell office:value-type="float" office:value="108285" calcext:value-type="float">
            <text:p>108285</text:p>
          </table:table-cell>
          <table:table-cell office:value-type="float" office:value="4316.022" calcext:value-type="float">
            <text:p>4316.022</text:p>
          </table:table-cell>
          <table:table-cell office:value-type="float" office:value="455695" calcext:value-type="float">
            <text:p>455695</text:p>
          </table:table-cell>
          <table:table-cell office:value-type="float" office:value="3169.3179" calcext:value-type="float">
            <text:p>3169.3179</text:p>
          </table:table-cell>
          <table:table-cell office:value-type="float" office:value="307488" calcext:value-type="float">
            <text:p>307488</text:p>
          </table:table-cell>
        </table:table-row>
        <table:table-row table:style-name="ro1">
          <table:table-cell office:value-type="float" office:value="242831" calcext:value-type="float">
            <text:p>242831</text:p>
          </table:table-cell>
          <table:table-cell office:value-type="float" office:value="138952" calcext:value-type="float">
            <text:p>138952</text:p>
          </table:table-cell>
          <table:table-cell office:value-type="float" office:value="5427.024" calcext:value-type="float">
            <text:p>5427.024</text:p>
          </table:table-cell>
          <table:table-cell office:value-type="float" office:value="567131" calcext:value-type="float">
            <text:p>567131</text:p>
          </table:table-cell>
          <table:table-cell office:value-type="float" office:value="3030.2668" calcext:value-type="float">
            <text:p>3030.2668</text:p>
          </table:table-cell>
          <table:table-cell office:value-type="float" office:value="293830" calcext:value-type="float">
            <text:p>293830</text:p>
          </table:table-cell>
        </table:table-row>
        <table:table-row table:style-name="ro1">
          <table:table-cell office:value-type="float" office:value="402353" calcext:value-type="float">
            <text:p>402353</text:p>
          </table:table-cell>
          <table:table-cell office:value-type="float" office:value="401074" calcext:value-type="float">
            <text:p>401074</text:p>
          </table:table-cell>
          <table:table-cell office:value-type="float" office:value="6289.0347" calcext:value-type="float">
            <text:p>6289.0347</text:p>
          </table:table-cell>
          <table:table-cell office:value-type="float" office:value="619252" calcext:value-type="float">
            <text:p>619252</text:p>
          </table:table-cell>
          <table:table-cell office:value-type="float" office:value="3626.0986" calcext:value-type="float">
            <text:p>3626.0986</text:p>
          </table:table-cell>
          <table:table-cell office:value-type="float" office:value="306324" calcext:value-type="float">
            <text:p>306324</text:p>
          </table:table-cell>
        </table:table-row>
        <table:table-row table:style-name="ro1">
          <table:table-cell office:value-type="float" office:value="518530" calcext:value-type="float">
            <text:p>518530</text:p>
          </table:table-cell>
          <table:table-cell office:value-type="float" office:value="453927" calcext:value-type="float">
            <text:p>453927</text:p>
          </table:table-cell>
          <table:table-cell office:value-type="float" office:value="6612.8525" calcext:value-type="float">
            <text:p>6612.8525</text:p>
          </table:table-cell>
          <table:table-cell office:value-type="float" office:value="646479" calcext:value-type="float">
            <text:p>646479</text:p>
          </table:table-cell>
          <table:table-cell office:value-type="float" office:value="3573.2954" calcext:value-type="float">
            <text:p>3573.2954</text:p>
          </table:table-cell>
          <table:table-cell office:value-type="float" office:value="353362" calcext:value-type="float">
            <text:p>353362</text:p>
          </table:table-cell>
        </table:table-row>
        <table:table-row table:style-name="ro1">
          <table:table-cell office:value-type="float" office:value="145201" calcext:value-type="float">
            <text:p>145201</text:p>
          </table:table-cell>
          <table:table-cell office:value-type="float" office:value="356617" calcext:value-type="float">
            <text:p>356617</text:p>
          </table:table-cell>
          <table:table-cell office:value-type="float" office:value="3541.3682" calcext:value-type="float">
            <text:p>3541.3682</text:p>
          </table:table-cell>
          <table:table-cell office:value-type="float" office:value="367742" calcext:value-type="float">
            <text:p>367742</text:p>
          </table:table-cell>
          <table:table-cell office:value-type="float" office:value="1504.6725" calcext:value-type="float">
            <text:p>1504.6725</text:p>
          </table:table-cell>
          <table:table-cell office:value-type="float" office:value="137069" calcext:value-type="float">
            <text:p>137069</text:p>
          </table:table-cell>
        </table:table-row>
        <table:table-row table:style-name="ro1">
          <table:table-cell office:value-type="float" office:value="446022" calcext:value-type="float">
            <text:p>446022</text:p>
          </table:table-cell>
          <table:table-cell office:value-type="float" office:value="293131" calcext:value-type="float">
            <text:p>293131</text:p>
          </table:table-cell>
          <table:table-cell office:value-type="float" office:value="5342.1255" calcext:value-type="float">
            <text:p>5342.1255</text:p>
          </table:table-cell>
          <table:table-cell office:value-type="float" office:value="545101" calcext:value-type="float">
            <text:p>545101</text:p>
          </table:table-cell>
          <table:table-cell office:value-type="float" office:value="2273.3845" calcext:value-type="float">
            <text:p>2273.3845</text:p>
          </table:table-cell>
          <table:table-cell office:value-type="float" office:value="213669" calcext:value-type="float">
            <text:p>213669</text:p>
          </table:table-cell>
        </table:table-row>
        <table:table-row table:style-name="ro1">
          <table:table-cell office:value-type="float" office:value="168611" calcext:value-type="float">
            <text:p>168611</text:p>
          </table:table-cell>
          <table:table-cell office:value-type="float" office:value="428553" calcext:value-type="float">
            <text:p>428553</text:p>
          </table:table-cell>
          <table:table-cell office:value-type="float" office:value="4071.588" calcext:value-type="float">
            <text:p>4071.588</text:p>
          </table:table-cell>
          <table:table-cell office:value-type="float" office:value="421346" calcext:value-type="float">
            <text:p>421346</text:p>
          </table:table-cell>
          <table:table-cell office:value-type="float" office:value="2738.6243" calcext:value-type="float">
            <text:p>2738.6243</text:p>
          </table:table-cell>
          <table:table-cell office:value-type="float" office:value="257274" calcext:value-type="float">
            <text:p>257274</text:p>
          </table:table-cell>
        </table:table-row>
        <table:table-row table:style-name="ro1">
          <table:table-cell office:value-type="float" office:value="660504" calcext:value-type="float">
            <text:p>660504</text:p>
          </table:table-cell>
          <table:table-cell office:value-type="float" office:value="357056" calcext:value-type="float">
            <text:p>357056</text:p>
          </table:table-cell>
          <table:table-cell office:value-type="float" office:value="4275.131" calcext:value-type="float">
            <text:p>4275.131</text:p>
          </table:table-cell>
          <table:table-cell office:value-type="float" office:value="387533" calcext:value-type="float">
            <text:p>387533</text:p>
          </table:table-cell>
          <table:table-cell office:value-type="float" office:value="2553.5122" calcext:value-type="float">
            <text:p>2553.5122</text:p>
          </table:table-cell>
          <table:table-cell office:value-type="float" office:value="228374" calcext:value-type="float">
            <text:p>228374</text:p>
          </table:table-cell>
        </table:table-row>
        <table:table-row table:style-name="ro1">
          <table:table-cell office:value-type="float" office:value="224207" calcext:value-type="float">
            <text:p>224207</text:p>
          </table:table-cell>
          <table:table-cell office:value-type="float" office:value="388675" calcext:value-type="float">
            <text:p>388675</text:p>
          </table:table-cell>
          <table:table-cell office:value-type="float" office:value="3868.7024" calcext:value-type="float">
            <text:p>3868.7024</text:p>
          </table:table-cell>
          <table:table-cell office:value-type="float" office:value="408892" calcext:value-type="float">
            <text:p>408892</text:p>
          </table:table-cell>
          <table:table-cell office:value-type="float" office:value="2853.9995" calcext:value-type="float">
            <text:p>2853.9995</text:p>
          </table:table-cell>
          <table:table-cell office:value-type="float" office:value="265510" calcext:value-type="float">
            <text:p>265510</text:p>
          </table:table-cell>
        </table:table-row>
        <table:table-row table:style-name="ro1">
          <table:table-cell office:value-type="float" office:value="113118" calcext:value-type="float">
            <text:p>113118</text:p>
          </table:table-cell>
          <table:table-cell office:value-type="float" office:value="369298" calcext:value-type="float">
            <text:p>369298</text:p>
          </table:table-cell>
          <table:table-cell office:value-type="float" office:value="6155.6284" calcext:value-type="float">
            <text:p>6155.6284</text:p>
          </table:table-cell>
          <table:table-cell office:value-type="float" office:value="629937" calcext:value-type="float">
            <text:p>629937</text:p>
          </table:table-cell>
          <table:table-cell office:value-type="float" office:value="3053.2222" calcext:value-type="float">
            <text:p>3053.2222</text:p>
          </table:table-cell>
          <table:table-cell office:value-type="float" office:value="271876" calcext:value-type="float">
            <text:p>271876</text:p>
          </table:table-cell>
        </table:table-row>
        <table:table-row table:style-name="ro1">
          <table:table-cell office:value-type="float" office:value="91425" calcext:value-type="float">
            <text:p>91425</text:p>
          </table:table-cell>
          <table:table-cell office:value-type="float" office:value="130790" calcext:value-type="float">
            <text:p>130790</text:p>
          </table:table-cell>
          <table:table-cell office:value-type="float" office:value="4560.602" calcext:value-type="float">
            <text:p>4560.602</text:p>
          </table:table-cell>
          <table:table-cell office:value-type="float" office:value="456722" calcext:value-type="float">
            <text:p>456722</text:p>
          </table:table-cell>
          <table:table-cell office:value-type="float" office:value="3051.9849" calcext:value-type="float">
            <text:p>3051.9849</text:p>
          </table:table-cell>
          <table:table-cell office:value-type="float" office:value="284418" calcext:value-type="float">
            <text:p>284418</text:p>
          </table:table-cell>
        </table:table-row>
        <table:table-row table:style-name="ro1">
          <table:table-cell office:value-type="float" office:value="71420" calcext:value-type="float">
            <text:p>71420</text:p>
          </table:table-cell>
          <table:table-cell office:value-type="float" office:value="70145" calcext:value-type="float">
            <text:p>70145</text:p>
          </table:table-cell>
          <table:table-cell office:value-type="float" office:value="5856.0366" calcext:value-type="float">
            <text:p>5856.0366</text:p>
          </table:table-cell>
          <table:table-cell office:value-type="float" office:value="593554" calcext:value-type="float">
            <text:p>593554</text:p>
          </table:table-cell>
          <table:table-cell office:value-type="float" office:value="2959.2302" calcext:value-type="float">
            <text:p>2959.2302</text:p>
          </table:table-cell>
          <table:table-cell office:value-type="float" office:value="278276" calcext:value-type="float">
            <text:p>278276</text:p>
          </table:table-cell>
        </table:table-row>
        <table:table-row table:style-name="ro1">
          <table:table-cell office:value-type="float" office:value="130302" calcext:value-type="float">
            <text:p>130302</text:p>
          </table:table-cell>
          <table:table-cell office:value-type="float" office:value="98651" calcext:value-type="float">
            <text:p>98651</text:p>
          </table:table-cell>
          <table:table-cell office:value-type="float" office:value="3713.8171" calcext:value-type="float">
            <text:p>3713.8171</text:p>
          </table:table-cell>
          <table:table-cell office:value-type="float" office:value="389876" calcext:value-type="float">
            <text:p>389876</text:p>
          </table:table-cell>
          <table:table-cell office:value-type="float" office:value="2473.3015" calcext:value-type="float">
            <text:p>2473.3015</text:p>
          </table:table-cell>
          <table:table-cell office:value-type="float" office:value="226854" calcext:value-type="float">
            <text:p>226854</text:p>
          </table:table-cell>
        </table:table-row>
        <table:table-row table:style-name="ro1">
          <table:table-cell office:value-type="float" office:value="61340" calcext:value-type="float">
            <text:p>61340</text:p>
          </table:table-cell>
          <table:table-cell office:value-type="float" office:value="232786" calcext:value-type="float">
            <text:p>232786</text:p>
          </table:table-cell>
          <table:table-cell office:value-type="float" office:value="5015.762" calcext:value-type="float">
            <text:p>5015.762</text:p>
          </table:table-cell>
          <table:table-cell office:value-type="float" office:value="526987" calcext:value-type="float">
            <text:p>526987</text:p>
          </table:table-cell>
          <table:table-cell office:value-type="float" office:value="3758.2375" calcext:value-type="float">
            <text:p>3758.2375</text:p>
          </table:table-cell>
          <table:table-cell office:value-type="float" office:value="356238" calcext:value-type="float">
            <text:p>356238</text:p>
          </table:table-cell>
        </table:table-row>
        <table:table-row table:style-name="ro1">
          <table:table-cell office:value-type="float" office:value="631720" calcext:value-type="float">
            <text:p>631720</text:p>
          </table:table-cell>
          <table:table-cell office:value-type="float" office:value="268485" calcext:value-type="float">
            <text:p>268485</text:p>
          </table:table-cell>
          <table:table-cell office:value-type="float" office:value="4656.827" calcext:value-type="float">
            <text:p>4656.827</text:p>
          </table:table-cell>
          <table:table-cell office:value-type="float" office:value="483011" calcext:value-type="float">
            <text:p>483011</text:p>
          </table:table-cell>
          <table:table-cell office:value-type="float" office:value="4084.3066" calcext:value-type="float">
            <text:p>4084.3066</text:p>
          </table:table-cell>
          <table:table-cell office:value-type="float" office:value="390456" calcext:value-type="float">
            <text:p>390456</text:p>
          </table:table-cell>
        </table:table-row>
        <table:table-row table:style-name="ro1">
          <table:table-cell office:value-type="float" office:value="127986" calcext:value-type="float">
            <text:p>127986</text:p>
          </table:table-cell>
          <table:table-cell office:value-type="float" office:value="238684" calcext:value-type="float">
            <text:p>238684</text:p>
          </table:table-cell>
          <table:table-cell office:value-type="float" office:value="4866.755" calcext:value-type="float">
            <text:p>4866.755</text:p>
          </table:table-cell>
          <table:table-cell office:value-type="float" office:value="488427" calcext:value-type="float">
            <text:p>488427</text:p>
          </table:table-cell>
          <table:table-cell office:value-type="float" office:value="3297.645" calcext:value-type="float">
            <text:p>3297.645</text:p>
          </table:table-cell>
          <table:table-cell office:value-type="float" office:value="313222" calcext:value-type="float">
            <text:p>313222</text:p>
          </table:table-cell>
        </table:table-row>
        <table:table-row table:style-name="ro1">
          <table:table-cell office:value-type="float" office:value="378639" calcext:value-type="float">
            <text:p>378639</text:p>
          </table:table-cell>
          <table:table-cell office:value-type="float" office:value="434242" calcext:value-type="float">
            <text:p>434242</text:p>
          </table:table-cell>
          <table:table-cell office:value-type="float" office:value="6353.881" calcext:value-type="float">
            <text:p>6353.881</text:p>
          </table:table-cell>
          <table:table-cell office:value-type="float" office:value="634396" calcext:value-type="float">
            <text:p>634396</text:p>
          </table:table-cell>
          <table:table-cell office:value-type="float" office:value="4835.6895" calcext:value-type="float">
            <text:p>4835.6895</text:p>
          </table:table-cell>
          <table:table-cell office:value-type="float" office:value="448841" calcext:value-type="float">
            <text:p>448841</text:p>
          </table:table-cell>
        </table:table-row>
        <table:table-row table:style-name="ro1">
          <table:table-cell office:value-type="float" office:value="378254" calcext:value-type="float">
            <text:p>378254</text:p>
          </table:table-cell>
          <table:table-cell office:value-type="float" office:value="591303" calcext:value-type="float">
            <text:p>591303</text:p>
          </table:table-cell>
          <table:table-cell office:value-type="float" office:value="4884.1665" calcext:value-type="float">
            <text:p>4884.1665</text:p>
          </table:table-cell>
          <table:table-cell office:value-type="float" office:value="521221" calcext:value-type="float">
            <text:p>521221</text:p>
          </table:table-cell>
          <table:table-cell office:value-type="float" office:value="2896.9968" calcext:value-type="float">
            <text:p>2896.9968</text:p>
          </table:table-cell>
          <table:table-cell office:value-type="float" office:value="274301" calcext:value-type="float">
            <text:p>274301</text:p>
          </table:table-cell>
        </table:table-row>
        <table:table-row table:style-name="ro1">
          <table:table-cell office:value-type="float" office:value="608416" calcext:value-type="float">
            <text:p>608416</text:p>
          </table:table-cell>
          <table:table-cell office:value-type="float" office:value="576550" calcext:value-type="float">
            <text:p>576550</text:p>
          </table:table-cell>
          <table:table-cell office:value-type="float" office:value="6287.158" calcext:value-type="float">
            <text:p>6287.158</text:p>
          </table:table-cell>
          <table:table-cell office:value-type="float" office:value="632346" calcext:value-type="float">
            <text:p>632346</text:p>
          </table:table-cell>
          <table:table-cell office:value-type="float" office:value="2781.1145" calcext:value-type="float">
            <text:p>2781.1145</text:p>
          </table:table-cell>
          <table:table-cell office:value-type="float" office:value="256678" calcext:value-type="float">
            <text:p>256678</text:p>
          </table:table-cell>
        </table:table-row>
        <table:table-row table:style-name="ro1">
          <table:table-cell office:value-type="float" office:value="69424" calcext:value-type="float">
            <text:p>69424</text:p>
          </table:table-cell>
          <table:table-cell office:value-type="float" office:value="528463" calcext:value-type="float">
            <text:p>528463</text:p>
          </table:table-cell>
          <table:table-cell office:value-type="float" office:value="3656.3262" calcext:value-type="float">
            <text:p>3656.3262</text:p>
          </table:table-cell>
          <table:table-cell office:value-type="float" office:value="364057" calcext:value-type="float">
            <text:p>364057</text:p>
          </table:table-cell>
          <table:table-cell office:value-type="float" office:value="1215.4318" calcext:value-type="float">
            <text:p>1215.4318</text:p>
          </table:table-cell>
          <table:table-cell office:value-type="float" office:value="94598" calcext:value-type="float">
            <text:p>94598</text:p>
          </table:table-cell>
        </table:table-row>
        <table:table-row table:style-name="ro1">
          <table:table-cell office:value-type="float" office:value="216922" calcext:value-type="float">
            <text:p>216922</text:p>
          </table:table-cell>
          <table:table-cell office:value-type="float" office:value="272528" calcext:value-type="float">
            <text:p>272528</text:p>
          </table:table-cell>
          <table:table-cell office:value-type="float" office:value="4264.0522" calcext:value-type="float">
            <text:p>4264.0522</text:p>
          </table:table-cell>
          <table:table-cell office:value-type="float" office:value="468544" calcext:value-type="float">
            <text:p>468544</text:p>
          </table:table-cell>
          <table:table-cell office:value-type="float" office:value="2850.2175" calcext:value-type="float">
            <text:p>2850.2175</text:p>
          </table:table-cell>
          <table:table-cell office:value-type="float" office:value="272682" calcext:value-type="float">
            <text:p>272682</text:p>
          </table:table-cell>
        </table:table-row>
        <table:table-row table:style-name="ro1">
          <table:table-cell office:value-type="float" office:value="472456" calcext:value-type="float">
            <text:p>472456</text:p>
          </table:table-cell>
          <table:table-cell office:value-type="float" office:value="377785" calcext:value-type="float">
            <text:p>377785</text:p>
          </table:table-cell>
          <table:table-cell office:value-type="float" office:value="3844.922" calcext:value-type="float">
            <text:p>3844.922</text:p>
          </table:table-cell>
          <table:table-cell office:value-type="float" office:value="405695" calcext:value-type="float">
            <text:p>405695</text:p>
          </table:table-cell>
          <table:table-cell office:value-type="float" office:value="2521.877" calcext:value-type="float">
            <text:p>2521.877</text:p>
          </table:table-cell>
          <table:table-cell office:value-type="float" office:value="239773" calcext:value-type="float">
            <text:p>239773</text:p>
          </table:table-cell>
        </table:table-row>
        <table:table-row table:style-name="ro1">
          <table:table-cell office:value-type="float" office:value="18616" calcext:value-type="float">
            <text:p>18616</text:p>
          </table:table-cell>
          <table:table-cell office:value-type="float" office:value="221882" calcext:value-type="float">
            <text:p>221882</text:p>
          </table:table-cell>
          <table:table-cell office:value-type="float" office:value="3445.4177" calcext:value-type="float">
            <text:p>3445.4177</text:p>
          </table:table-cell>
          <table:table-cell office:value-type="float" office:value="371670" calcext:value-type="float">
            <text:p>371670</text:p>
          </table:table-cell>
          <table:table-cell office:value-type="float" office:value="1564.05" calcext:value-type="float">
            <text:p>1564.05</text:p>
          </table:table-cell>
          <table:table-cell office:value-type="float" office:value="137818" calcext:value-type="float">
            <text:p>137818</text:p>
          </table:table-cell>
        </table:table-row>
        <table:table-row table:style-name="ro1">
          <table:table-cell office:value-type="float" office:value="193492" calcext:value-type="float">
            <text:p>193492</text:p>
          </table:table-cell>
          <table:table-cell office:value-type="float" office:value="395495" calcext:value-type="float">
            <text:p>395495</text:p>
          </table:table-cell>
          <table:table-cell office:value-type="float" office:value="4254.834" calcext:value-type="float">
            <text:p>4254.834</text:p>
          </table:table-cell>
          <table:table-cell office:value-type="float" office:value="419396" calcext:value-type="float">
            <text:p>419396</text:p>
          </table:table-cell>
          <table:table-cell office:value-type="float" office:value="1424.3573" calcext:value-type="float">
            <text:p>1424.3573</text:p>
          </table:table-cell>
          <table:table-cell office:value-type="float" office:value="122441" calcext:value-type="float">
            <text:p>122441</text:p>
          </table:table-cell>
        </table:table-row>
        <table:table-row table:style-name="ro1">
          <table:table-cell office:value-type="float" office:value="132722" calcext:value-type="float">
            <text:p>132722</text:p>
          </table:table-cell>
          <table:table-cell office:value-type="float" office:value="429554" calcext:value-type="float">
            <text:p>429554</text:p>
          </table:table-cell>
          <table:table-cell office:value-type="float" office:value="4635.1157" calcext:value-type="float">
            <text:p>4635.1157</text:p>
          </table:table-cell>
          <table:table-cell office:value-type="float" office:value="432422" calcext:value-type="float">
            <text:p>432422</text:p>
          </table:table-cell>
          <table:table-cell office:value-type="float" office:value="1863.3406" calcext:value-type="float">
            <text:p>1863.3406</text:p>
          </table:table-cell>
          <table:table-cell office:value-type="float" office:value="153599" calcext:value-type="float">
            <text:p>153599</text:p>
          </table:table-cell>
        </table:table-row>
        <table:table-row table:style-name="ro1">
          <table:table-cell office:value-type="float" office:value="172103" calcext:value-type="float">
            <text:p>172103</text:p>
          </table:table-cell>
          <table:table-cell office:value-type="float" office:value="152950" calcext:value-type="float">
            <text:p>152950</text:p>
          </table:table-cell>
          <table:table-cell office:value-type="float" office:value="5437.8027" calcext:value-type="float">
            <text:p>5437.8027</text:p>
          </table:table-cell>
          <table:table-cell office:value-type="float" office:value="567537" calcext:value-type="float">
            <text:p>567537</text:p>
          </table:table-cell>
          <table:table-cell office:value-type="float" office:value="2745.2922" calcext:value-type="float">
            <text:p>2745.2922</text:p>
          </table:table-cell>
          <table:table-cell office:value-type="float" office:value="260274" calcext:value-type="float">
            <text:p>260274</text:p>
          </table:table-cell>
        </table:table-row>
        <table:table-row table:style-name="ro1">
          <table:table-cell office:value-type="float" office:value="136221" calcext:value-type="float">
            <text:p>136221</text:p>
          </table:table-cell>
          <table:table-cell office:value-type="float" office:value="505976" calcext:value-type="float">
            <text:p>505976</text:p>
          </table:table-cell>
          <table:table-cell office:value-type="float" office:value="6103.936" calcext:value-type="float">
            <text:p>6103.936</text:p>
          </table:table-cell>
          <table:table-cell office:value-type="float" office:value="629042" calcext:value-type="float">
            <text:p>629042</text:p>
          </table:table-cell>
          <table:table-cell office:value-type="float" office:value="4067.5762" calcext:value-type="float">
            <text:p>4067.5762</text:p>
          </table:table-cell>
          <table:table-cell office:value-type="float" office:value="386251" calcext:value-type="float">
            <text:p>386251</text:p>
          </table:table-cell>
        </table:table-row>
        <table:table-row table:style-name="ro1">
          <table:table-cell office:value-type="float" office:value="4813" calcext:value-type="float">
            <text:p>4813</text:p>
          </table:table-cell>
          <table:table-cell office:value-type="float" office:value="270483" calcext:value-type="float">
            <text:p>270483</text:p>
          </table:table-cell>
          <table:table-cell office:value-type="float" office:value="4506.213" calcext:value-type="float">
            <text:p>4506.213</text:p>
          </table:table-cell>
          <table:table-cell office:value-type="float" office:value="454148" calcext:value-type="float">
            <text:p>454148</text:p>
          </table:table-cell>
          <table:table-cell office:value-type="float" office:value="2693.0862" calcext:value-type="float">
            <text:p>2693.0862</text:p>
          </table:table-cell>
          <table:table-cell office:value-type="float" office:value="248724" calcext:value-type="float">
            <text:p>248724</text:p>
          </table:table-cell>
        </table:table-row>
        <table:table-row table:style-name="ro1">
          <table:table-cell office:value-type="float" office:value="68434" calcext:value-type="float">
            <text:p>68434</text:p>
          </table:table-cell>
          <table:table-cell office:value-type="float" office:value="420259" calcext:value-type="float">
            <text:p>420259</text:p>
          </table:table-cell>
          <table:table-cell office:value-type="float" office:value="3913.1724" calcext:value-type="float">
            <text:p>3913.1724</text:p>
          </table:table-cell>
          <table:table-cell office:value-type="float" office:value="414577" calcext:value-type="float">
            <text:p>414577</text:p>
          </table:table-cell>
          <table:table-cell office:value-type="float" office:value="2632.8445" calcext:value-type="float">
            <text:p>2632.8445</text:p>
          </table:table-cell>
          <table:table-cell office:value-type="float" office:value="247791" calcext:value-type="float">
            <text:p>247791</text:p>
          </table:table-cell>
        </table:table-row>
        <table:table-row table:style-name="ro1">
          <table:table-cell office:value-type="float" office:value="145018" calcext:value-type="float">
            <text:p>145018</text:p>
          </table:table-cell>
          <table:table-cell office:value-type="float" office:value="63267" calcext:value-type="float">
            <text:p>63267</text:p>
          </table:table-cell>
          <table:table-cell office:value-type="float" office:value="5061.0425" calcext:value-type="float">
            <text:p>5061.0425</text:p>
          </table:table-cell>
          <table:table-cell office:value-type="float" office:value="541969" calcext:value-type="float">
            <text:p>541969</text:p>
          </table:table-cell>
          <table:table-cell office:value-type="float" office:value="2403.8525" calcext:value-type="float">
            <text:p>2403.8525</text:p>
          </table:table-cell>
          <table:table-cell office:value-type="float" office:value="219246" calcext:value-type="float">
            <text:p>219246</text:p>
          </table:table-cell>
        </table:table-row>
        <table:table-row table:style-name="ro1">
          <table:table-cell office:value-type="float" office:value="266408" calcext:value-type="float">
            <text:p>266408</text:p>
          </table:table-cell>
          <table:table-cell office:value-type="float" office:value="508657" calcext:value-type="float">
            <text:p>508657</text:p>
          </table:table-cell>
          <table:table-cell office:value-type="float" office:value="4543.0796" calcext:value-type="float">
            <text:p>4543.0796</text:p>
          </table:table-cell>
          <table:table-cell office:value-type="float" office:value="498715" calcext:value-type="float">
            <text:p>498715</text:p>
          </table:table-cell>
          <table:table-cell office:value-type="float" office:value="2805.6086" calcext:value-type="float">
            <text:p>2805.6086</text:p>
          </table:table-cell>
          <table:table-cell office:value-type="float" office:value="257269" calcext:value-type="float">
            <text:p>257269</text:p>
          </table:table-cell>
        </table:table-row>
        <table:table-row table:style-name="ro1">
          <table:table-cell office:value-type="float" office:value="571822" calcext:value-type="float">
            <text:p>571822</text:p>
          </table:table-cell>
          <table:table-cell office:value-type="float" office:value="309965" calcext:value-type="float">
            <text:p>309965</text:p>
          </table:table-cell>
          <table:table-cell office:value-type="float" office:value="6766.497" calcext:value-type="float">
            <text:p>6766.497</text:p>
          </table:table-cell>
          <table:table-cell office:value-type="float" office:value="647215" calcext:value-type="float">
            <text:p>647215</text:p>
          </table:table-cell>
          <table:table-cell office:value-type="float" office:value="4089.9639" calcext:value-type="float">
            <text:p>4089.9639</text:p>
          </table:table-cell>
          <table:table-cell office:value-type="float" office:value="374558" calcext:value-type="float">
            <text:p>374558</text:p>
          </table:table-cell>
        </table:table-row>
        <table:table-row table:style-name="ro1">
          <table:table-cell office:value-type="float" office:value="574680" calcext:value-type="float">
            <text:p>574680</text:p>
          </table:table-cell>
          <table:table-cell office:value-type="float" office:value="216253" calcext:value-type="float">
            <text:p>216253</text:p>
          </table:table-cell>
          <table:table-cell office:value-type="float" office:value="6010.432" calcext:value-type="float">
            <text:p>6010.432</text:p>
          </table:table-cell>
          <table:table-cell office:value-type="float" office:value="618391" calcext:value-type="float">
            <text:p>618391</text:p>
          </table:table-cell>
          <table:table-cell office:value-type="float" office:value="2712.8303" calcext:value-type="float">
            <text:p>2712.8303</text:p>
          </table:table-cell>
          <table:table-cell office:value-type="float" office:value="255848" calcext:value-type="float">
            <text:p>255848</text:p>
          </table:table-cell>
        </table:table-row>
        <table:table-row table:style-name="ro1">
          <table:table-cell office:value-type="float" office:value="291697" calcext:value-type="float">
            <text:p>291697</text:p>
          </table:table-cell>
          <table:table-cell office:value-type="float" office:value="206562" calcext:value-type="float">
            <text:p>206562</text:p>
          </table:table-cell>
          <table:table-cell office:value-type="float" office:value="4165.577" calcext:value-type="float">
            <text:p>4165.577</text:p>
          </table:table-cell>
          <table:table-cell office:value-type="float" office:value="444642" calcext:value-type="float">
            <text:p>444642</text:p>
          </table:table-cell>
          <table:table-cell office:value-type="float" office:value="2333.9358" calcext:value-type="float">
            <text:p>2333.9358</text:p>
          </table:table-cell>
          <table:table-cell office:value-type="float" office:value="214545" calcext:value-type="float">
            <text:p>214545</text:p>
          </table:table-cell>
        </table:table-row>
        <table:table-row table:style-name="ro1">
          <table:table-cell office:value-type="float" office:value="543605" calcext:value-type="float">
            <text:p>543605</text:p>
          </table:table-cell>
          <table:table-cell office:value-type="float" office:value="492981" calcext:value-type="float">
            <text:p>492981</text:p>
          </table:table-cell>
          <table:table-cell office:value-type="float" office:value="5677.1484" calcext:value-type="float">
            <text:p>5677.1484</text:p>
          </table:table-cell>
          <table:table-cell office:value-type="float" office:value="589081" calcext:value-type="float">
            <text:p>589081</text:p>
          </table:table-cell>
          <table:table-cell office:value-type="float" office:value="2610.1953" calcext:value-type="float">
            <text:p>2610.1953</text:p>
          </table:table-cell>
          <table:table-cell office:value-type="float" office:value="238257" calcext:value-type="float">
            <text:p>238257</text:p>
          </table:table-cell>
        </table:table-row>
        <table:table-row table:style-name="ro1">
          <table:table-cell office:value-type="float" office:value="434717" calcext:value-type="float">
            <text:p>434717</text:p>
          </table:table-cell>
          <table:table-cell office:value-type="float" office:value="97349" calcext:value-type="float">
            <text:p>97349</text:p>
          </table:table-cell>
          <table:table-cell office:value-type="float" office:value="4336.675" calcext:value-type="float">
            <text:p>4336.675</text:p>
          </table:table-cell>
          <table:table-cell office:value-type="float" office:value="440704" calcext:value-type="float">
            <text:p>440704</text:p>
          </table:table-cell>
          <table:table-cell office:value-type="float" office:value="1636.7882" calcext:value-type="float">
            <text:p>1636.7882</text:p>
          </table:table-cell>
          <table:table-cell office:value-type="float" office:value="144904" calcext:value-type="float">
            <text:p>144904</text:p>
          </table:table-cell>
        </table:table-row>
        <table:table-row table:style-name="ro1">
          <table:table-cell office:value-type="float" office:value="467067" calcext:value-type="float">
            <text:p>467067</text:p>
          </table:table-cell>
          <table:table-cell office:value-type="float" office:value="557897" calcext:value-type="float">
            <text:p>557897</text:p>
          </table:table-cell>
          <table:table-cell office:value-type="float" office:value="5727.038" calcext:value-type="float">
            <text:p>5727.038</text:p>
          </table:table-cell>
          <table:table-cell office:value-type="float" office:value="613758" calcext:value-type="float">
            <text:p>613758</text:p>
          </table:table-cell>
          <table:table-cell office:value-type="float" office:value="3896.6301" calcext:value-type="float">
            <text:p>3896.6301</text:p>
          </table:table-cell>
          <table:table-cell office:value-type="float" office:value="368484" calcext:value-type="float">
            <text:p>368484</text:p>
          </table:table-cell>
        </table:table-row>
        <table:table-row table:style-name="ro1">
          <table:table-cell office:value-type="float" office:value="99251" calcext:value-type="float">
            <text:p>99251</text:p>
          </table:table-cell>
          <table:table-cell office:value-type="float" office:value="514751" calcext:value-type="float">
            <text:p>514751</text:p>
          </table:table-cell>
          <table:table-cell office:value-type="float" office:value="5118.886" calcext:value-type="float">
            <text:p>5118.886</text:p>
          </table:table-cell>
          <table:table-cell office:value-type="float" office:value="548012" calcext:value-type="float">
            <text:p>548012</text:p>
          </table:table-cell>
          <table:table-cell office:value-type="float" office:value="2202.589" calcext:value-type="float">
            <text:p>2202.589</text:p>
          </table:table-cell>
          <table:table-cell office:value-type="float" office:value="204989" calcext:value-type="float">
            <text:p>204989</text:p>
          </table:table-cell>
        </table:table-row>
        <table:table-row table:style-name="ro1">
          <table:table-cell office:value-type="float" office:value="523570" calcext:value-type="float">
            <text:p>523570</text:p>
          </table:table-cell>
          <table:table-cell office:value-type="float" office:value="606541" calcext:value-type="float">
            <text:p>606541</text:p>
          </table:table-cell>
          <table:table-cell office:value-type="float" office:value="5600.7466" calcext:value-type="float">
            <text:p>5600.7466</text:p>
          </table:table-cell>
          <table:table-cell office:value-type="float" office:value="541380" calcext:value-type="float">
            <text:p>541380</text:p>
          </table:table-cell>
          <table:table-cell office:value-type="float" office:value="3567.7686" calcext:value-type="float">
            <text:p>3567.7686</text:p>
          </table:table-cell>
          <table:table-cell office:value-type="float" office:value="307779" calcext:value-type="float">
            <text:p>307779</text:p>
          </table:table-cell>
        </table:table-row>
        <table:table-row table:style-name="ro1">
          <table:table-cell office:value-type="float" office:value="357239" calcext:value-type="float">
            <text:p>357239</text:p>
          </table:table-cell>
          <table:table-cell office:value-type="float" office:value="318130" calcext:value-type="float">
            <text:p>318130</text:p>
          </table:table-cell>
          <table:table-cell office:value-type="float" office:value="5382.415" calcext:value-type="float">
            <text:p>5382.415</text:p>
          </table:table-cell>
          <table:table-cell office:value-type="float" office:value="542992" calcext:value-type="float">
            <text:p>542992</text:p>
          </table:table-cell>
          <table:table-cell office:value-type="float" office:value="6875.5923" calcext:value-type="float">
            <text:p>6875.5923</text:p>
          </table:table-cell>
          <table:table-cell office:value-type="float" office:value="647327" calcext:value-type="float">
            <text:p>647327</text:p>
          </table:table-cell>
        </table:table-row>
        <table:table-row table:style-name="ro1">
          <table:table-cell office:value-type="float" office:value="87440" calcext:value-type="float">
            <text:p>87440</text:p>
          </table:table-cell>
          <table:table-cell office:value-type="float" office:value="499243" calcext:value-type="float">
            <text:p>499243</text:p>
          </table:table-cell>
          <table:table-cell office:value-type="float" office:value="4532.868" calcext:value-type="float">
            <text:p>4532.868</text:p>
          </table:table-cell>
          <table:table-cell office:value-type="float" office:value="475862" calcext:value-type="float">
            <text:p>475862</text:p>
          </table:table-cell>
          <table:table-cell office:value-type="float" office:value="2844.2505" calcext:value-type="float">
            <text:p>2844.2505</text:p>
          </table:table-cell>
          <table:table-cell office:value-type="float" office:value="264692" calcext:value-type="float">
            <text:p>264692</text:p>
          </table:table-cell>
        </table:table-row>
        <table:table-row table:style-name="ro1">
          <table:table-cell office:value-type="float" office:value="644331" calcext:value-type="float">
            <text:p>644331</text:p>
          </table:table-cell>
          <table:table-cell office:value-type="float" office:value="546790" calcext:value-type="float">
            <text:p>546790</text:p>
          </table:table-cell>
          <table:table-cell office:value-type="float" office:value="6054.0483" calcext:value-type="float">
            <text:p>6054.0483</text:p>
          </table:table-cell>
          <table:table-cell office:value-type="float" office:value="637393" calcext:value-type="float">
            <text:p>637393</text:p>
          </table:table-cell>
          <table:table-cell office:value-type="float" office:value="3141.386" calcext:value-type="float">
            <text:p>3141.386</text:p>
          </table:table-cell>
          <table:table-cell office:value-type="float" office:value="306027" calcext:value-type="float">
            <text:p>306027</text:p>
          </table:table-cell>
        </table:table-row>
        <table:table-row table:style-name="ro1">
          <table:table-cell office:value-type="float" office:value="270930" calcext:value-type="float">
            <text:p>270930</text:p>
          </table:table-cell>
          <table:table-cell office:value-type="float" office:value="21213" calcext:value-type="float">
            <text:p>21213</text:p>
          </table:table-cell>
          <table:table-cell office:value-type="float" office:value="5246.7476" calcext:value-type="float">
            <text:p>5246.7476</text:p>
          </table:table-cell>
          <table:table-cell office:value-type="float" office:value="530864" calcext:value-type="float">
            <text:p>530864</text:p>
          </table:table-cell>
          <table:table-cell office:value-type="float" office:value="1860.0288" calcext:value-type="float">
            <text:p>1860.0288</text:p>
          </table:table-cell>
          <table:table-cell office:value-type="float" office:value="173360" calcext:value-type="float">
            <text:p>173360</text:p>
          </table:table-cell>
        </table:table-row>
        <table:table-row table:style-name="ro1">
          <table:table-cell office:value-type="float" office:value="464853" calcext:value-type="float">
            <text:p>464853</text:p>
          </table:table-cell>
          <table:table-cell office:value-type="float" office:value="210972" calcext:value-type="float">
            <text:p>210972</text:p>
          </table:table-cell>
          <table:table-cell office:value-type="float" office:value="5765.989" calcext:value-type="float">
            <text:p>5765.989</text:p>
          </table:table-cell>
          <table:table-cell office:value-type="float" office:value="573585" calcext:value-type="float">
            <text:p>573585</text:p>
          </table:table-cell>
          <table:table-cell office:value-type="float" office:value="2342.6384" calcext:value-type="float">
            <text:p>2342.6384</text:p>
          </table:table-cell>
          <table:table-cell office:value-type="float" office:value="214211" calcext:value-type="float">
            <text:p>214211</text:p>
          </table:table-cell>
        </table:table-row>
        <table:table-row table:style-name="ro1">
          <table:table-cell office:value-type="float" office:value="251729" calcext:value-type="float">
            <text:p>251729</text:p>
          </table:table-cell>
          <table:table-cell office:value-type="float" office:value="623049" calcext:value-type="float">
            <text:p>623049</text:p>
          </table:table-cell>
          <table:table-cell office:value-type="float" office:value="4624.4126" calcext:value-type="float">
            <text:p>4624.4126</text:p>
          </table:table-cell>
          <table:table-cell office:value-type="float" office:value="500779" calcext:value-type="float">
            <text:p>500779</text:p>
          </table:table-cell>
          <table:table-cell office:value-type="float" office:value="2211.5732" calcext:value-type="float">
            <text:p>2211.5732</text:p>
          </table:table-cell>
          <table:table-cell office:value-type="float" office:value="194310" calcext:value-type="float">
            <text:p>194310</text:p>
          </table:table-cell>
        </table:table-row>
        <table:table-row table:style-name="ro1">
          <table:table-cell office:value-type="float" office:value="246456" calcext:value-type="float">
            <text:p>246456</text:p>
          </table:table-cell>
          <table:table-cell office:value-type="float" office:value="174475" calcext:value-type="float">
            <text:p>174475</text:p>
          </table:table-cell>
          <table:table-cell office:value-type="float" office:value="4243.7827" calcext:value-type="float">
            <text:p>4243.7827</text:p>
          </table:table-cell>
          <table:table-cell office:value-type="float" office:value="444894" calcext:value-type="float">
            <text:p>444894</text:p>
          </table:table-cell>
          <table:table-cell office:value-type="float" office:value="2444.9683" calcext:value-type="float">
            <text:p>2444.9683</text:p>
          </table:table-cell>
          <table:table-cell office:value-type="float" office:value="230250" calcext:value-type="float">
            <text:p>230250</text:p>
          </table:table-cell>
        </table:table-row>
        <table:table-row table:style-name="ro1">
          <table:table-cell office:value-type="float" office:value="601074" calcext:value-type="float">
            <text:p>601074</text:p>
          </table:table-cell>
          <table:table-cell office:value-type="float" office:value="219615" calcext:value-type="float">
            <text:p>219615</text:p>
          </table:table-cell>
          <table:table-cell office:value-type="float" office:value="5408.0312" calcext:value-type="float">
            <text:p>5408.0312</text:p>
          </table:table-cell>
          <table:table-cell office:value-type="float" office:value="563446" calcext:value-type="float">
            <text:p>563446</text:p>
          </table:table-cell>
          <table:table-cell office:value-type="float" office:value="2244.532" calcext:value-type="float">
            <text:p>2244.532</text:p>
          </table:table-cell>
          <table:table-cell office:value-type="float" office:value="209942" calcext:value-type="float">
            <text:p>209942</text:p>
          </table:table-cell>
        </table:table-row>
        <table:table-row table:style-name="ro1">
          <table:table-cell office:value-type="float" office:value="437366" calcext:value-type="float">
            <text:p>437366</text:p>
          </table:table-cell>
          <table:table-cell office:value-type="float" office:value="430650" calcext:value-type="float">
            <text:p>430650</text:p>
          </table:table-cell>
          <table:table-cell office:value-type="float" office:value="5958.6875" calcext:value-type="float">
            <text:p>5958.6875</text:p>
          </table:table-cell>
          <table:table-cell office:value-type="float" office:value="605518" calcext:value-type="float">
            <text:p>605518</text:p>
          </table:table-cell>
          <table:table-cell office:value-type="float" office:value="2869.1243" calcext:value-type="float">
            <text:p>2869.1243</text:p>
          </table:table-cell>
          <table:table-cell office:value-type="float" office:value="263441" calcext:value-type="float">
            <text:p>263441</text:p>
          </table:table-cell>
        </table:table-row>
        <table:table-row table:style-name="ro1">
          <table:table-cell office:value-type="float" office:value="484752" calcext:value-type="float">
            <text:p>484752</text:p>
          </table:table-cell>
          <table:table-cell office:value-type="float" office:value="218967" calcext:value-type="float">
            <text:p>218967</text:p>
          </table:table-cell>
          <table:table-cell office:value-type="float" office:value="5023.544" calcext:value-type="float">
            <text:p>5023.544</text:p>
          </table:table-cell>
          <table:table-cell office:value-type="float" office:value="541882" calcext:value-type="float">
            <text:p>541882</text:p>
          </table:table-cell>
          <table:table-cell office:value-type="float" office:value="3537.9602" calcext:value-type="float">
            <text:p>3537.9602</text:p>
          </table:table-cell>
          <table:table-cell office:value-type="float" office:value="338271" calcext:value-type="float">
            <text:p>338271</text:p>
          </table:table-cell>
        </table:table-row>
        <table:table-row table:style-name="ro1">
          <table:table-cell office:value-type="float" office:value="132014" calcext:value-type="float">
            <text:p>132014</text:p>
          </table:table-cell>
          <table:table-cell office:value-type="float" office:value="127182" calcext:value-type="float">
            <text:p>127182</text:p>
          </table:table-cell>
          <table:table-cell office:value-type="float" office:value="5211.182" calcext:value-type="float">
            <text:p>5211.182</text:p>
          </table:table-cell>
          <table:table-cell office:value-type="float" office:value="539445" calcext:value-type="float">
            <text:p>539445</text:p>
          </table:table-cell>
          <table:table-cell office:value-type="float" office:value="2145.0251" calcext:value-type="float">
            <text:p>2145.0251</text:p>
          </table:table-cell>
          <table:table-cell office:value-type="float" office:value="192227" calcext:value-type="float">
            <text:p>192227</text:p>
          </table:table-cell>
        </table:table-row>
        <table:table-row table:style-name="ro1">
          <table:table-cell office:value-type="float" office:value="144546" calcext:value-type="float">
            <text:p>144546</text:p>
          </table:table-cell>
          <table:table-cell office:value-type="float" office:value="149789" calcext:value-type="float">
            <text:p>149789</text:p>
          </table:table-cell>
          <table:table-cell office:value-type="float" office:value="4151.8926" calcext:value-type="float">
            <text:p>4151.8926</text:p>
          </table:table-cell>
          <table:table-cell office:value-type="float" office:value="451154" calcext:value-type="float">
            <text:p>451154</text:p>
          </table:table-cell>
          <table:table-cell office:value-type="float" office:value="1598.2725" calcext:value-type="float">
            <text:p>1598.2725</text:p>
          </table:table-cell>
          <table:table-cell office:value-type="float" office:value="135923" calcext:value-type="float">
            <text:p>135923</text:p>
          </table:table-cell>
        </table:table-row>
        <table:table-row table:style-name="ro1">
          <table:table-cell office:value-type="float" office:value="280824" calcext:value-type="float">
            <text:p>280824</text:p>
          </table:table-cell>
          <table:table-cell office:value-type="float" office:value="516640" calcext:value-type="float">
            <text:p>516640</text:p>
          </table:table-cell>
          <table:table-cell office:value-type="float" office:value="3738.6355" calcext:value-type="float">
            <text:p>3738.6355</text:p>
          </table:table-cell>
          <table:table-cell office:value-type="float" office:value="406564" calcext:value-type="float">
            <text:p>406564</text:p>
          </table:table-cell>
          <table:table-cell office:value-type="float" office:value="2303.9944" calcext:value-type="float">
            <text:p>2303.9944</text:p>
          </table:table-cell>
          <table:table-cell office:value-type="float" office:value="215268" calcext:value-type="float">
            <text:p>215268</text:p>
          </table:table-cell>
        </table:table-row>
        <table:table-row table:style-name="ro1">
          <table:table-cell office:value-type="float" office:value="216886" calcext:value-type="float">
            <text:p>216886</text:p>
          </table:table-cell>
          <table:table-cell office:value-type="float" office:value="486070" calcext:value-type="float">
            <text:p>486070</text:p>
          </table:table-cell>
          <table:table-cell office:value-type="float" office:value="4364.7583" calcext:value-type="float">
            <text:p>4364.7583</text:p>
          </table:table-cell>
          <table:table-cell office:value-type="float" office:value="436870" calcext:value-type="float">
            <text:p>436870</text:p>
          </table:table-cell>
          <table:table-cell office:value-type="float" office:value="2390.1206" calcext:value-type="float">
            <text:p>2390.1206</text:p>
          </table:table-cell>
          <table:table-cell office:value-type="float" office:value="230529" calcext:value-type="float">
            <text:p>230529</text:p>
          </table:table-cell>
        </table:table-row>
        <table:table-row table:style-name="ro1">
          <table:table-cell office:value-type="float" office:value="152757" calcext:value-type="float">
            <text:p>152757</text:p>
          </table:table-cell>
          <table:table-cell office:value-type="float" office:value="180259" calcext:value-type="float">
            <text:p>180259</text:p>
          </table:table-cell>
          <table:table-cell office:value-type="float" office:value="5524.455" calcext:value-type="float">
            <text:p>5524.455</text:p>
          </table:table-cell>
          <table:table-cell office:value-type="float" office:value="579691" calcext:value-type="float">
            <text:p>579691</text:p>
          </table:table-cell>
          <table:table-cell office:value-type="float" office:value="2642.9045" calcext:value-type="float">
            <text:p>2642.9045</text:p>
          </table:table-cell>
          <table:table-cell office:value-type="float" office:value="254037" calcext:value-type="float">
            <text:p>254037</text:p>
          </table:table-cell>
        </table:table-row>
        <table:table-row table:style-name="ro1">
          <table:table-cell office:value-type="float" office:value="586923" calcext:value-type="float">
            <text:p>586923</text:p>
          </table:table-cell>
          <table:table-cell office:value-type="float" office:value="80564" calcext:value-type="float">
            <text:p>80564</text:p>
          </table:table-cell>
          <table:table-cell office:value-type="float" office:value="4890.555" calcext:value-type="float">
            <text:p>4890.555</text:p>
          </table:table-cell>
          <table:table-cell office:value-type="float" office:value="504208" calcext:value-type="float">
            <text:p>504208</text:p>
          </table:table-cell>
          <table:table-cell office:value-type="float" office:value="3051.0647" calcext:value-type="float">
            <text:p>3051.0647</text:p>
          </table:table-cell>
          <table:table-cell office:value-type="float" office:value="283677" calcext:value-type="float">
            <text:p>283677</text:p>
          </table:table-cell>
        </table:table-row>
        <table:table-row table:style-name="ro1">
          <table:table-cell office:value-type="float" office:value="255846" calcext:value-type="float">
            <text:p>255846</text:p>
          </table:table-cell>
          <table:table-cell office:value-type="float" office:value="534808" calcext:value-type="float">
            <text:p>534808</text:p>
          </table:table-cell>
          <table:table-cell office:value-type="float" office:value="6148.2114" calcext:value-type="float">
            <text:p>6148.2114</text:p>
          </table:table-cell>
          <table:table-cell office:value-type="float" office:value="619309" calcext:value-type="float">
            <text:p>619309</text:p>
          </table:table-cell>
          <table:table-cell office:value-type="float" office:value="3031.0002" calcext:value-type="float">
            <text:p>3031.0002</text:p>
          </table:table-cell>
          <table:table-cell office:value-type="float" office:value="290538" calcext:value-type="float">
            <text:p>290538</text:p>
          </table:table-cell>
        </table:table-row>
        <table:table-row table:style-name="ro1">
          <table:table-cell office:value-type="float" office:value="302896" calcext:value-type="float">
            <text:p>302896</text:p>
          </table:table-cell>
          <table:table-cell office:value-type="float" office:value="660512" calcext:value-type="float">
            <text:p>660512</text:p>
          </table:table-cell>
          <table:table-cell office:value-type="float" office:value="3788.104" calcext:value-type="float">
            <text:p>3788.104</text:p>
          </table:table-cell>
          <table:table-cell office:value-type="float" office:value="407548" calcext:value-type="float">
            <text:p>407548</text:p>
          </table:table-cell>
          <table:table-cell office:value-type="float" office:value="2680.3423" calcext:value-type="float">
            <text:p>2680.3423</text:p>
          </table:table-cell>
          <table:table-cell office:value-type="float" office:value="251088" calcext:value-type="float">
            <text:p>251088</text:p>
          </table:table-cell>
        </table:table-row>
        <table:table-row table:style-name="ro1">
          <table:table-cell office:value-type="float" office:value="407588" calcext:value-type="float">
            <text:p>407588</text:p>
          </table:table-cell>
          <table:table-cell office:value-type="float" office:value="199876" calcext:value-type="float">
            <text:p>199876</text:p>
          </table:table-cell>
          <table:table-cell office:value-type="float" office:value="4779.7104" calcext:value-type="float">
            <text:p>4779.7104</text:p>
          </table:table-cell>
          <table:table-cell office:value-type="float" office:value="508552" calcext:value-type="float">
            <text:p>508552</text:p>
          </table:table-cell>
          <table:table-cell office:value-type="float" office:value="2611.7944" calcext:value-type="float">
            <text:p>2611.7944</text:p>
          </table:table-cell>
          <table:table-cell office:value-type="float" office:value="252022" calcext:value-type="float">
            <text:p>252022</text:p>
          </table:table-cell>
        </table:table-row>
        <table:table-row table:style-name="ro1">
          <table:table-cell office:value-type="float" office:value="252539" calcext:value-type="float">
            <text:p>252539</text:p>
          </table:table-cell>
          <table:table-cell office:value-type="float" office:value="354915" calcext:value-type="float">
            <text:p>354915</text:p>
          </table:table-cell>
          <table:table-cell office:value-type="float" office:value="5822.423" calcext:value-type="float">
            <text:p>5822.423</text:p>
          </table:table-cell>
          <table:table-cell office:value-type="float" office:value="598750" calcext:value-type="float">
            <text:p>598750</text:p>
          </table:table-cell>
          <table:table-cell office:value-type="float" office:value="2612.4934" calcext:value-type="float">
            <text:p>2612.4934</text:p>
          </table:table-cell>
          <table:table-cell office:value-type="float" office:value="230794" calcext:value-type="float">
            <text:p>230794</text:p>
          </table:table-cell>
        </table:table-row>
        <table:table-row table:style-name="ro1">
          <table:table-cell office:value-type="float" office:value="104435" calcext:value-type="float">
            <text:p>104435</text:p>
          </table:table-cell>
          <table:table-cell office:value-type="float" office:value="505998" calcext:value-type="float">
            <text:p>505998</text:p>
          </table:table-cell>
          <table:table-cell office:value-type="float" office:value="6533.895" calcext:value-type="float">
            <text:p>6533.895</text:p>
          </table:table-cell>
          <table:table-cell office:value-type="float" office:value="629765" calcext:value-type="float">
            <text:p>629765</text:p>
          </table:table-cell>
          <table:table-cell office:value-type="float" office:value="3781.9697" calcext:value-type="float">
            <text:p>3781.9697</text:p>
          </table:table-cell>
          <table:table-cell office:value-type="float" office:value="366364" calcext:value-type="float">
            <text:p>366364</text:p>
          </table:table-cell>
        </table:table-row>
        <table:table-row table:style-name="ro1">
          <table:table-cell office:value-type="float" office:value="228928" calcext:value-type="float">
            <text:p>228928</text:p>
          </table:table-cell>
          <table:table-cell office:value-type="float" office:value="96884" calcext:value-type="float">
            <text:p>96884</text:p>
          </table:table-cell>
          <table:table-cell office:value-type="float" office:value="5145.569" calcext:value-type="float">
            <text:p>5145.569</text:p>
          </table:table-cell>
          <table:table-cell office:value-type="float" office:value="528331" calcext:value-type="float">
            <text:p>528331</text:p>
          </table:table-cell>
          <table:table-cell office:value-type="float" office:value="2420.4036" calcext:value-type="float">
            <text:p>2420.4036</text:p>
          </table:table-cell>
          <table:table-cell office:value-type="float" office:value="227627" calcext:value-type="float">
            <text:p>227627</text:p>
          </table:table-cell>
        </table:table-row>
        <table:table-row table:style-name="ro1">
          <table:table-cell office:value-type="float" office:value="257986" calcext:value-type="float">
            <text:p>257986</text:p>
          </table:table-cell>
          <table:table-cell office:value-type="float" office:value="597328" calcext:value-type="float">
            <text:p>597328</text:p>
          </table:table-cell>
          <table:table-cell office:value-type="float" office:value="3709.2903" calcext:value-type="float">
            <text:p>3709.2903</text:p>
          </table:table-cell>
          <table:table-cell office:value-type="float" office:value="391362" calcext:value-type="float">
            <text:p>391362</text:p>
          </table:table-cell>
          <table:table-cell office:value-type="float" office:value="2685.5063" calcext:value-type="float">
            <text:p>2685.5063</text:p>
          </table:table-cell>
          <table:table-cell office:value-type="float" office:value="263830" calcext:value-type="float">
            <text:p>263830</text:p>
          </table:table-cell>
        </table:table-row>
        <table:table-row table:style-name="ro1">
          <table:table-cell office:value-type="float" office:value="222470" calcext:value-type="float">
            <text:p>222470</text:p>
          </table:table-cell>
          <table:table-cell office:value-type="float" office:value="616197" calcext:value-type="float">
            <text:p>616197</text:p>
          </table:table-cell>
          <table:table-cell office:value-type="float" office:value="5307.953" calcext:value-type="float">
            <text:p>5307.953</text:p>
          </table:table-cell>
          <table:table-cell office:value-type="float" office:value="553929" calcext:value-type="float">
            <text:p>553929</text:p>
          </table:table-cell>
          <table:table-cell office:value-type="float" office:value="3699.6797" calcext:value-type="float">
            <text:p>3699.6797</text:p>
          </table:table-cell>
          <table:table-cell office:value-type="float" office:value="357494" calcext:value-type="float">
            <text:p>357494</text:p>
          </table:table-cell>
        </table:table-row>
        <table:table-row table:style-name="ro1">
          <table:table-cell office:value-type="float" office:value="644302" calcext:value-type="float">
            <text:p>644302</text:p>
          </table:table-cell>
          <table:table-cell office:value-type="float" office:value="437985" calcext:value-type="float">
            <text:p>437985</text:p>
          </table:table-cell>
          <table:table-cell office:value-type="float" office:value="6442.78" calcext:value-type="float">
            <text:p>6442.78</text:p>
          </table:table-cell>
          <table:table-cell office:value-type="float" office:value="639019" calcext:value-type="float">
            <text:p>639019</text:p>
          </table:table-cell>
          <table:table-cell office:value-type="float" office:value="3264.8586" calcext:value-type="float">
            <text:p>3264.8586</text:p>
          </table:table-cell>
          <table:table-cell office:value-type="float" office:value="318563" calcext:value-type="float">
            <text:p>318563</text:p>
          </table:table-cell>
        </table:table-row>
        <table:table-row table:style-name="ro1">
          <table:table-cell office:value-type="float" office:value="582793" calcext:value-type="float">
            <text:p>582793</text:p>
          </table:table-cell>
          <table:table-cell office:value-type="float" office:value="357776" calcext:value-type="float">
            <text:p>357776</text:p>
          </table:table-cell>
          <table:table-cell office:value-type="float" office:value="4446.193" calcext:value-type="float">
            <text:p>4446.193</text:p>
          </table:table-cell>
          <table:table-cell office:value-type="float" office:value="459298" calcext:value-type="float">
            <text:p>459298</text:p>
          </table:table-cell>
          <table:table-cell office:value-type="float" office:value="3653.99" calcext:value-type="float">
            <text:p>3653.99</text:p>
          </table:table-cell>
          <table:table-cell office:value-type="float" office:value="354617" calcext:value-type="float">
            <text:p>354617</text:p>
          </table:table-cell>
        </table:table-row>
        <table:table-row table:style-name="ro1">
          <table:table-cell office:value-type="float" office:value="584753" calcext:value-type="float">
            <text:p>584753</text:p>
          </table:table-cell>
          <table:table-cell office:value-type="float" office:value="416576" calcext:value-type="float">
            <text:p>416576</text:p>
          </table:table-cell>
          <table:table-cell office:value-type="float" office:value="4098.676" calcext:value-type="float">
            <text:p>4098.676</text:p>
          </table:table-cell>
          <table:table-cell office:value-type="float" office:value="435054" calcext:value-type="float">
            <text:p>435054</text:p>
          </table:table-cell>
          <table:table-cell office:value-type="float" office:value="3858.7573" calcext:value-type="float">
            <text:p>3858.7573</text:p>
          </table:table-cell>
          <table:table-cell office:value-type="float" office:value="344536" calcext:value-type="float">
            <text:p>344536</text:p>
          </table:table-cell>
        </table:table-row>
        <table:table-row table:style-name="ro1">
          <table:table-cell office:value-type="float" office:value="554548" calcext:value-type="float">
            <text:p>554548</text:p>
          </table:table-cell>
          <table:table-cell office:value-type="float" office:value="619431" calcext:value-type="float">
            <text:p>619431</text:p>
          </table:table-cell>
          <table:table-cell office:value-type="float" office:value="5122.581" calcext:value-type="float">
            <text:p>5122.581</text:p>
          </table:table-cell>
          <table:table-cell office:value-type="float" office:value="524958" calcext:value-type="float">
            <text:p>524958</text:p>
          </table:table-cell>
          <table:table-cell office:value-type="float" office:value="2745.6863" calcext:value-type="float">
            <text:p>2745.6863</text:p>
          </table:table-cell>
          <table:table-cell office:value-type="float" office:value="261125" calcext:value-type="float">
            <text:p>261125</text:p>
          </table:table-cell>
        </table:table-row>
        <table:table-row table:style-name="ro1">
          <table:table-cell office:value-type="float" office:value="238432" calcext:value-type="float">
            <text:p>238432</text:p>
          </table:table-cell>
          <table:table-cell office:value-type="float" office:value="166567" calcext:value-type="float">
            <text:p>166567</text:p>
          </table:table-cell>
          <table:table-cell office:value-type="float" office:value="5258.3066" calcext:value-type="float">
            <text:p>5258.3066</text:p>
          </table:table-cell>
          <table:table-cell office:value-type="float" office:value="532648" calcext:value-type="float">
            <text:p>532648</text:p>
          </table:table-cell>
          <table:table-cell office:value-type="float" office:value="2480.11" calcext:value-type="float">
            <text:p>2480.11</text:p>
          </table:table-cell>
          <table:table-cell office:value-type="float" office:value="229786" calcext:value-type="float">
            <text:p>229786</text:p>
          </table:table-cell>
        </table:table-row>
        <table:table-row table:style-name="ro1">
          <table:table-cell office:value-type="float" office:value="217668" calcext:value-type="float">
            <text:p>217668</text:p>
          </table:table-cell>
          <table:table-cell office:value-type="float" office:value="658895" calcext:value-type="float">
            <text:p>658895</text:p>
          </table:table-cell>
          <table:table-cell office:value-type="float" office:value="3799.678" calcext:value-type="float">
            <text:p>3799.678</text:p>
          </table:table-cell>
          <table:table-cell office:value-type="float" office:value="410959" calcext:value-type="float">
            <text:p>410959</text:p>
          </table:table-cell>
          <table:table-cell office:value-type="float" office:value="2802.3945" calcext:value-type="float">
            <text:p>2802.3945</text:p>
          </table:table-cell>
          <table:table-cell office:value-type="float" office:value="254463" calcext:value-type="float">
            <text:p>254463</text:p>
          </table:table-cell>
        </table:table-row>
        <table:table-row table:style-name="ro1">
          <table:table-cell office:value-type="float" office:value="93538" calcext:value-type="float">
            <text:p>93538</text:p>
          </table:table-cell>
          <table:table-cell office:value-type="float" office:value="163097" calcext:value-type="float">
            <text:p>163097</text:p>
          </table:table-cell>
          <table:table-cell office:value-type="float" office:value="6247.7964" calcext:value-type="float">
            <text:p>6247.7964</text:p>
          </table:table-cell>
          <table:table-cell office:value-type="float" office:value="643191" calcext:value-type="float">
            <text:p>643191</text:p>
          </table:table-cell>
          <table:table-cell office:value-type="float" office:value="3584.3484" calcext:value-type="float">
            <text:p>3584.3484</text:p>
          </table:table-cell>
          <table:table-cell office:value-type="float" office:value="352471" calcext:value-type="float">
            <text:p>352471</text:p>
          </table:table-cell>
        </table:table-row>
        <table:table-row table:style-name="ro1">
          <table:table-cell office:value-type="float" office:value="62218" calcext:value-type="float">
            <text:p>62218</text:p>
          </table:table-cell>
          <table:table-cell office:value-type="float" office:value="143487" calcext:value-type="float">
            <text:p>143487</text:p>
          </table:table-cell>
          <table:table-cell office:value-type="float" office:value="5929.9385" calcext:value-type="float">
            <text:p>5929.9385</text:p>
          </table:table-cell>
          <table:table-cell office:value-type="float" office:value="596818" calcext:value-type="float">
            <text:p>596818</text:p>
          </table:table-cell>
          <table:table-cell office:value-type="float" office:value="1958.579" calcext:value-type="float">
            <text:p>1958.579</text:p>
          </table:table-cell>
          <table:table-cell office:value-type="float" office:value="177464" calcext:value-type="float">
            <text:p>177464</text:p>
          </table:table-cell>
        </table:table-row>
        <table:table-row table:style-name="ro1">
          <table:table-cell office:value-type="float" office:value="236220" calcext:value-type="float">
            <text:p>236220</text:p>
          </table:table-cell>
          <table:table-cell office:value-type="float" office:value="343469" calcext:value-type="float">
            <text:p>343469</text:p>
          </table:table-cell>
          <table:table-cell office:value-type="float" office:value="4394.708" calcext:value-type="float">
            <text:p>4394.708</text:p>
          </table:table-cell>
          <table:table-cell office:value-type="float" office:value="411445" calcext:value-type="float">
            <text:p>411445</text:p>
          </table:table-cell>
          <table:table-cell office:value-type="float" office:value="2477.894" calcext:value-type="float">
            <text:p>2477.894</text:p>
          </table:table-cell>
          <table:table-cell office:value-type="float" office:value="209134" calcext:value-type="float">
            <text:p>209134</text:p>
          </table:table-cell>
        </table:table-row>
        <table:table-row table:style-name="ro1">
          <table:table-cell office:value-type="float" office:value="505094" calcext:value-type="float">
            <text:p>505094</text:p>
          </table:table-cell>
          <table:table-cell office:value-type="float" office:value="130426" calcext:value-type="float">
            <text:p>130426</text:p>
          </table:table-cell>
          <table:table-cell office:value-type="float" office:value="5887.7236" calcext:value-type="float">
            <text:p>5887.7236</text:p>
          </table:table-cell>
          <table:table-cell office:value-type="float" office:value="601785" calcext:value-type="float">
            <text:p>601785</text:p>
          </table:table-cell>
          <table:table-cell office:value-type="float" office:value="4048.5803" calcext:value-type="float">
            <text:p>4048.5803</text:p>
          </table:table-cell>
          <table:table-cell office:value-type="float" office:value="346018" calcext:value-type="float">
            <text:p>346018</text:p>
          </table:table-cell>
        </table:table-row>
        <table:table-row table:style-name="ro1">
          <table:table-cell office:value-type="float" office:value="16528" calcext:value-type="float">
            <text:p>16528</text:p>
          </table:table-cell>
          <table:table-cell office:value-type="float" office:value="13568" calcext:value-type="float">
            <text:p>13568</text:p>
          </table:table-cell>
          <table:table-cell office:value-type="float" office:value="4529.863" calcext:value-type="float">
            <text:p>4529.863</text:p>
          </table:table-cell>
          <table:table-cell office:value-type="float" office:value="458597" calcext:value-type="float">
            <text:p>458597</text:p>
          </table:table-cell>
          <table:table-cell office:value-type="float" office:value="1526.1304" calcext:value-type="float">
            <text:p>1526.1304</text:p>
          </table:table-cell>
          <table:table-cell office:value-type="float" office:value="134538" calcext:value-type="float">
            <text:p>134538</text:p>
          </table:table-cell>
        </table:table-row>
        <table:table-row table:style-name="ro1">
          <table:table-cell office:value-type="float" office:value="327888" calcext:value-type="float">
            <text:p>327888</text:p>
          </table:table-cell>
          <table:table-cell office:value-type="float" office:value="315093" calcext:value-type="float">
            <text:p>315093</text:p>
          </table:table-cell>
          <table:table-cell office:value-type="float" office:value="5511.896" calcext:value-type="float">
            <text:p>5511.896</text:p>
          </table:table-cell>
          <table:table-cell office:value-type="float" office:value="589341" calcext:value-type="float">
            <text:p>589341</text:p>
          </table:table-cell>
          <table:table-cell office:value-type="float" office:value="3908.9626" calcext:value-type="float">
            <text:p>3908.9626</text:p>
          </table:table-cell>
          <table:table-cell office:value-type="float" office:value="368003" calcext:value-type="float">
            <text:p>368003</text:p>
          </table:table-cell>
        </table:table-row>
        <table:table-row table:style-name="ro1">
          <table:table-cell office:value-type="float" office:value="517923" calcext:value-type="float">
            <text:p>517923</text:p>
          </table:table-cell>
          <table:table-cell office:value-type="float" office:value="581769" calcext:value-type="float">
            <text:p>581769</text:p>
          </table:table-cell>
          <table:table-cell office:value-type="float" office:value="5664.282" calcext:value-type="float">
            <text:p>5664.282</text:p>
          </table:table-cell>
          <table:table-cell office:value-type="float" office:value="592923" calcext:value-type="float">
            <text:p>592923</text:p>
          </table:table-cell>
          <table:table-cell office:value-type="float" office:value="3712.9587" calcext:value-type="float">
            <text:p>3712.9587</text:p>
          </table:table-cell>
          <table:table-cell office:value-type="float" office:value="341660" calcext:value-type="float">
            <text:p>341660</text:p>
          </table:table-cell>
        </table:table-row>
        <table:table-row table:style-name="ro1">
          <table:table-cell office:value-type="float" office:value="296303" calcext:value-type="float">
            <text:p>296303</text:p>
          </table:table-cell>
          <table:table-cell office:value-type="float" office:value="404430" calcext:value-type="float">
            <text:p>404430</text:p>
          </table:table-cell>
          <table:table-cell office:value-type="float" office:value="4353.446" calcext:value-type="float">
            <text:p>4353.446</text:p>
          </table:table-cell>
          <table:table-cell office:value-type="float" office:value="462571" calcext:value-type="float">
            <text:p>462571</text:p>
          </table:table-cell>
          <table:table-cell office:value-type="float" office:value="2478.676" calcext:value-type="float">
            <text:p>2478.676</text:p>
          </table:table-cell>
          <table:table-cell office:value-type="float" office:value="230818" calcext:value-type="float">
            <text:p>230818</text:p>
          </table:table-cell>
        </table:table-row>
        <table:table-row table:style-name="ro1">
          <table:table-cell office:value-type="float" office:value="273336" calcext:value-type="float">
            <text:p>273336</text:p>
          </table:table-cell>
          <table:table-cell office:value-type="float" office:value="424894" calcext:value-type="float">
            <text:p>424894</text:p>
          </table:table-cell>
          <table:table-cell office:value-type="float" office:value="3668.2673" calcext:value-type="float">
            <text:p>3668.2673</text:p>
          </table:table-cell>
          <table:table-cell office:value-type="float" office:value="386527" calcext:value-type="float">
            <text:p>386527</text:p>
          </table:table-cell>
          <table:table-cell office:value-type="float" office:value="1691.1108" calcext:value-type="float">
            <text:p>1691.1108</text:p>
          </table:table-cell>
          <table:table-cell office:value-type="float" office:value="153707" calcext:value-type="float">
            <text:p>153707</text:p>
          </table:table-cell>
        </table:table-row>
        <table:table-row table:style-name="ro1">
          <table:table-cell office:value-type="float" office:value="285776" calcext:value-type="float">
            <text:p>285776</text:p>
          </table:table-cell>
          <table:table-cell office:value-type="float" office:value="186027" calcext:value-type="float">
            <text:p>186027</text:p>
          </table:table-cell>
          <table:table-cell office:value-type="float" office:value="4747.8364" calcext:value-type="float">
            <text:p>4747.8364</text:p>
          </table:table-cell>
          <table:table-cell office:value-type="float" office:value="502605" calcext:value-type="float">
            <text:p>502605</text:p>
          </table:table-cell>
          <table:table-cell office:value-type="float" office:value="3164.189" calcext:value-type="float">
            <text:p>3164.189</text:p>
          </table:table-cell>
          <table:table-cell office:value-type="float" office:value="301006" calcext:value-type="float">
            <text:p>301006</text:p>
          </table:table-cell>
        </table:table-row>
        <table:table-row table:style-name="ro1">
          <table:table-cell office:value-type="float" office:value="516468" calcext:value-type="float">
            <text:p>516468</text:p>
          </table:table-cell>
          <table:table-cell office:value-type="float" office:value="267946" calcext:value-type="float">
            <text:p>267946</text:p>
          </table:table-cell>
          <table:table-cell office:value-type="float" office:value="5051.1646" calcext:value-type="float">
            <text:p>5051.1646</text:p>
          </table:table-cell>
          <table:table-cell office:value-type="float" office:value="503991" calcext:value-type="float">
            <text:p>503991</text:p>
          </table:table-cell>
          <table:table-cell office:value-type="float" office:value="3286.6084" calcext:value-type="float">
            <text:p>3286.6084</text:p>
          </table:table-cell>
          <table:table-cell office:value-type="float" office:value="294881" calcext:value-type="float">
            <text:p>294881</text:p>
          </table:table-cell>
        </table:table-row>
        <table:table-row table:style-name="ro1">
          <table:table-cell office:value-type="float" office:value="562199" calcext:value-type="float">
            <text:p>562199</text:p>
          </table:table-cell>
          <table:table-cell office:value-type="float" office:value="26414" calcext:value-type="float">
            <text:p>26414</text:p>
          </table:table-cell>
          <table:table-cell office:value-type="float" office:value="6206.5024" calcext:value-type="float">
            <text:p>6206.5024</text:p>
          </table:table-cell>
          <table:table-cell office:value-type="float" office:value="601773" calcext:value-type="float">
            <text:p>601773</text:p>
          </table:table-cell>
          <table:table-cell office:value-type="float" office:value="3070.3298" calcext:value-type="float">
            <text:p>3070.3298</text:p>
          </table:table-cell>
          <table:table-cell office:value-type="float" office:value="287589" calcext:value-type="float">
            <text:p>287589</text:p>
          </table:table-cell>
        </table:table-row>
        <table:table-row table:style-name="ro1">
          <table:table-cell office:value-type="float" office:value="476811" calcext:value-type="float">
            <text:p>476811</text:p>
          </table:table-cell>
          <table:table-cell office:value-type="float" office:value="7482" calcext:value-type="float">
            <text:p>7482</text:p>
          </table:table-cell>
          <table:table-cell office:value-type="float" office:value="4187.555" calcext:value-type="float">
            <text:p>4187.555</text:p>
          </table:table-cell>
          <table:table-cell office:value-type="float" office:value="426601" calcext:value-type="float">
            <text:p>426601</text:p>
          </table:table-cell>
          <table:table-cell office:value-type="float" office:value="2888.9993" calcext:value-type="float">
            <text:p>2888.9993</text:p>
          </table:table-cell>
          <table:table-cell office:value-type="float" office:value="279300" calcext:value-type="float">
            <text:p>279300</text:p>
          </table:table-cell>
        </table:table-row>
        <table:table-row table:style-name="ro1">
          <table:table-cell office:value-type="float" office:value="660349" calcext:value-type="float">
            <text:p>660349</text:p>
          </table:table-cell>
          <table:table-cell office:value-type="float" office:value="583253" calcext:value-type="float">
            <text:p>583253</text:p>
          </table:table-cell>
          <table:table-cell office:value-type="float" office:value="3877.077" calcext:value-type="float">
            <text:p>3877.077</text:p>
          </table:table-cell>
          <table:table-cell office:value-type="float" office:value="405173" calcext:value-type="float">
            <text:p>405173</text:p>
          </table:table-cell>
          <table:table-cell office:value-type="float" office:value="2798.5667" calcext:value-type="float">
            <text:p>2798.5667</text:p>
          </table:table-cell>
          <table:table-cell office:value-type="float" office:value="253490" calcext:value-type="float">
            <text:p>253490</text:p>
          </table:table-cell>
        </table:table-row>
        <table:table-row table:style-name="ro1">
          <table:table-cell office:value-type="float" office:value="387264" calcext:value-type="float">
            <text:p>387264</text:p>
          </table:table-cell>
          <table:table-cell office:value-type="float" office:value="562086" calcext:value-type="float">
            <text:p>562086</text:p>
          </table:table-cell>
          <table:table-cell office:value-type="float" office:value="5653.5244" calcext:value-type="float">
            <text:p>5653.5244</text:p>
          </table:table-cell>
          <table:table-cell office:value-type="float" office:value="566782" calcext:value-type="float">
            <text:p>566782</text:p>
          </table:table-cell>
          <table:table-cell office:value-type="float" office:value="2345.3682" calcext:value-type="float">
            <text:p>2345.3682</text:p>
          </table:table-cell>
          <table:table-cell office:value-type="float" office:value="218117" calcext:value-type="float">
            <text:p>218117</text:p>
          </table:table-cell>
        </table:table-row>
        <table:table-row table:style-name="ro1">
          <table:table-cell office:value-type="float" office:value="147530" calcext:value-type="float">
            <text:p>147530</text:p>
          </table:table-cell>
          <table:table-cell office:value-type="float" office:value="398937" calcext:value-type="float">
            <text:p>398937</text:p>
          </table:table-cell>
          <table:table-cell office:value-type="float" office:value="6267.7124" calcext:value-type="float">
            <text:p>6267.7124</text:p>
          </table:table-cell>
          <table:table-cell office:value-type="float" office:value="643152" calcext:value-type="float">
            <text:p>643152</text:p>
          </table:table-cell>
          <table:table-cell office:value-type="float" office:value="3724.21" calcext:value-type="float">
            <text:p>3724.21</text:p>
          </table:table-cell>
          <table:table-cell office:value-type="float" office:value="356289" calcext:value-type="float">
            <text:p>356289</text:p>
          </table:table-cell>
        </table:table-row>
        <table:table-row table:style-name="ro1">
          <table:table-cell office:value-type="float" office:value="34904" calcext:value-type="float">
            <text:p>34904</text:p>
          </table:table-cell>
          <table:table-cell office:value-type="float" office:value="165820" calcext:value-type="float">
            <text:p>165820</text:p>
          </table:table-cell>
          <table:table-cell office:value-type="float" office:value="4944.6514" calcext:value-type="float">
            <text:p>4944.6514</text:p>
          </table:table-cell>
          <table:table-cell office:value-type="float" office:value="521949" calcext:value-type="float">
            <text:p>521949</text:p>
          </table:table-cell>
          <table:table-cell office:value-type="float" office:value="1840.6204" calcext:value-type="float">
            <text:p>1840.6204</text:p>
          </table:table-cell>
          <table:table-cell office:value-type="float" office:value="166833" calcext:value-type="float">
            <text:p>166833</text:p>
          </table:table-cell>
        </table:table-row>
        <table:table-row table:style-name="ro1">
          <table:table-cell office:value-type="float" office:value="383431" calcext:value-type="float">
            <text:p>383431</text:p>
          </table:table-cell>
          <table:table-cell office:value-type="float" office:value="618102" calcext:value-type="float">
            <text:p>618102</text:p>
          </table:table-cell>
          <table:table-cell office:value-type="float" office:value="4416.9146" calcext:value-type="float">
            <text:p>4416.9146</text:p>
          </table:table-cell>
          <table:table-cell office:value-type="float" office:value="466169" calcext:value-type="float">
            <text:p>466169</text:p>
          </table:table-cell>
          <table:table-cell office:value-type="float" office:value="3212.9336" calcext:value-type="float">
            <text:p>3212.9336</text:p>
          </table:table-cell>
          <table:table-cell office:value-type="float" office:value="298264" calcext:value-type="float">
            <text:p>298264</text:p>
          </table:table-cell>
        </table:table-row>
        <table:table-row table:style-name="ro1">
          <table:table-cell office:value-type="float" office:value="431864" calcext:value-type="float">
            <text:p>431864</text:p>
          </table:table-cell>
          <table:table-cell office:value-type="float" office:value="562161" calcext:value-type="float">
            <text:p>562161</text:p>
          </table:table-cell>
          <table:table-cell office:value-type="float" office:value="4256.1587" calcext:value-type="float">
            <text:p>4256.1587</text:p>
          </table:table-cell>
          <table:table-cell office:value-type="float" office:value="418795" calcext:value-type="float">
            <text:p>418795</text:p>
          </table:table-cell>
          <table:table-cell office:value-type="float" office:value="2541.6968" calcext:value-type="float">
            <text:p>2541.6968</text:p>
          </table:table-cell>
          <table:table-cell office:value-type="float" office:value="231085" calcext:value-type="float">
            <text:p>231085</text:p>
          </table:table-cell>
        </table:table-row>
        <table:table-row table:style-name="ro1">
          <table:table-cell office:value-type="float" office:value="48987" calcext:value-type="float">
            <text:p>48987</text:p>
          </table:table-cell>
          <table:table-cell office:value-type="float" office:value="52295" calcext:value-type="float">
            <text:p>52295</text:p>
          </table:table-cell>
          <table:table-cell office:value-type="float" office:value="4181.5977" calcext:value-type="float">
            <text:p>4181.5977</text:p>
          </table:table-cell>
          <table:table-cell office:value-type="float" office:value="437994" calcext:value-type="float">
            <text:p>437994</text:p>
          </table:table-cell>
          <table:table-cell office:value-type="float" office:value="2385.9316" calcext:value-type="float">
            <text:p>2385.9316</text:p>
          </table:table-cell>
          <table:table-cell office:value-type="float" office:value="222768" calcext:value-type="float">
            <text:p>222768</text:p>
          </table:table-cell>
        </table:table-row>
        <table:table-row table:style-name="ro1">
          <table:table-cell office:value-type="float" office:value="596178" calcext:value-type="float">
            <text:p>596178</text:p>
          </table:table-cell>
          <table:table-cell office:value-type="float" office:value="110014" calcext:value-type="float">
            <text:p>110014</text:p>
          </table:table-cell>
          <table:table-cell office:value-type="float" office:value="5778.5645" calcext:value-type="float">
            <text:p>5778.5645</text:p>
          </table:table-cell>
          <table:table-cell office:value-type="float" office:value="611529" calcext:value-type="float">
            <text:p>611529</text:p>
          </table:table-cell>
          <table:table-cell office:value-type="float" office:value="2588.0464" calcext:value-type="float">
            <text:p>2588.0464</text:p>
          </table:table-cell>
          <table:table-cell office:value-type="float" office:value="252446" calcext:value-type="float">
            <text:p>252446</text:p>
          </table:table-cell>
        </table:table-row>
        <table:table-row table:style-name="ro1">
          <table:table-cell office:value-type="float" office:value="570272" calcext:value-type="float">
            <text:p>570272</text:p>
          </table:table-cell>
          <table:table-cell office:value-type="float" office:value="105624" calcext:value-type="float">
            <text:p>105624</text:p>
          </table:table-cell>
          <table:table-cell office:value-type="float" office:value="4583.677" calcext:value-type="float">
            <text:p>4583.677</text:p>
          </table:table-cell>
          <table:table-cell office:value-type="float" office:value="475662" calcext:value-type="float">
            <text:p>475662</text:p>
          </table:table-cell>
          <table:table-cell office:value-type="float" office:value="3168.3237" calcext:value-type="float">
            <text:p>3168.3237</text:p>
          </table:table-cell>
          <table:table-cell office:value-type="float" office:value="296461" calcext:value-type="float">
            <text:p>296461</text:p>
          </table:table-cell>
        </table:table-row>
        <table:table-row table:style-name="ro1">
          <table:table-cell office:value-type="float" office:value="18861" calcext:value-type="float">
            <text:p>18861</text:p>
          </table:table-cell>
          <table:table-cell office:value-type="float" office:value="170017" calcext:value-type="float">
            <text:p>170017</text:p>
          </table:table-cell>
          <table:table-cell office:value-type="float" office:value="3874.8828" calcext:value-type="float">
            <text:p>3874.8828</text:p>
          </table:table-cell>
          <table:table-cell office:value-type="float" office:value="399272" calcext:value-type="float">
            <text:p>399272</text:p>
          </table:table-cell>
          <table:table-cell office:value-type="float" office:value="2382.7126" calcext:value-type="float">
            <text:p>2382.7126</text:p>
          </table:table-cell>
          <table:table-cell office:value-type="float" office:value="218962" calcext:value-type="float">
            <text:p>218962</text:p>
          </table:table-cell>
        </table:table-row>
        <table:table-row table:style-name="ro1">
          <table:table-cell office:value-type="float" office:value="88905" calcext:value-type="float">
            <text:p>88905</text:p>
          </table:table-cell>
          <table:table-cell office:value-type="float" office:value="89928" calcext:value-type="float">
            <text:p>89928</text:p>
          </table:table-cell>
          <table:table-cell office:value-type="float" office:value="4647.1797" calcext:value-type="float">
            <text:p>4647.1797</text:p>
          </table:table-cell>
          <table:table-cell office:value-type="float" office:value="473922" calcext:value-type="float">
            <text:p>473922</text:p>
          </table:table-cell>
          <table:table-cell office:value-type="float" office:value="1708.1561" calcext:value-type="float">
            <text:p>1708.1561</text:p>
          </table:table-cell>
          <table:table-cell office:value-type="float" office:value="154928" calcext:value-type="float">
            <text:p>154928</text:p>
          </table:table-cell>
        </table:table-row>
        <table:table-row table:style-name="ro1">
          <table:table-cell office:value-type="float" office:value="377126" calcext:value-type="float">
            <text:p>377126</text:p>
          </table:table-cell>
          <table:table-cell office:value-type="float" office:value="215994" calcext:value-type="float">
            <text:p>215994</text:p>
          </table:table-cell>
          <table:table-cell office:value-type="float" office:value="5792.9097" calcext:value-type="float">
            <text:p>5792.9097</text:p>
          </table:table-cell>
          <table:table-cell office:value-type="float" office:value="601668" calcext:value-type="float">
            <text:p>601668</text:p>
          </table:table-cell>
          <table:table-cell office:value-type="float" office:value="3698.7007" calcext:value-type="float">
            <text:p>3698.7007</text:p>
          </table:table-cell>
          <table:table-cell office:value-type="float" office:value="352473" calcext:value-type="float">
            <text:p>352473</text:p>
          </table:table-cell>
        </table:table-row>
        <table:table-row table:style-name="ro1">
          <table:table-cell office:value-type="float" office:value="618426" calcext:value-type="float">
            <text:p>618426</text:p>
          </table:table-cell>
          <table:table-cell office:value-type="float" office:value="43553" calcext:value-type="float">
            <text:p>43553</text:p>
          </table:table-cell>
          <table:table-cell office:value-type="float" office:value="6297.3413" calcext:value-type="float">
            <text:p>6297.3413</text:p>
          </table:table-cell>
          <table:table-cell office:value-type="float" office:value="575986" calcext:value-type="float">
            <text:p>575986</text:p>
          </table:table-cell>
          <table:table-cell office:value-type="float" office:value="1605.9467" calcext:value-type="float">
            <text:p>1605.9467</text:p>
          </table:table-cell>
          <table:table-cell office:value-type="float" office:value="140173" calcext:value-type="float">
            <text:p>140173</text:p>
          </table:table-cell>
        </table:table-row>
        <table:table-row table:style-name="ro1">
          <table:table-cell office:value-type="float" office:value="202497" calcext:value-type="float">
            <text:p>202497</text:p>
          </table:table-cell>
          <table:table-cell office:value-type="float" office:value="45118" calcext:value-type="float">
            <text:p>45118</text:p>
          </table:table-cell>
          <table:table-cell office:value-type="float" office:value="6030.0415" calcext:value-type="float">
            <text:p>6030.0415</text:p>
          </table:table-cell>
          <table:table-cell office:value-type="float" office:value="590848" calcext:value-type="float">
            <text:p>590848</text:p>
          </table:table-cell>
          <table:table-cell office:value-type="float" office:value="2731.295" calcext:value-type="float">
            <text:p>2731.295</text:p>
          </table:table-cell>
          <table:table-cell office:value-type="float" office:value="251618" calcext:value-type="float">
            <text:p>251618</text:p>
          </table:table-cell>
        </table:table-row>
        <table:table-row table:style-name="ro1">
          <table:table-cell office:value-type="float" office:value="427445" calcext:value-type="float">
            <text:p>427445</text:p>
          </table:table-cell>
          <table:table-cell office:value-type="float" office:value="190623" calcext:value-type="float">
            <text:p>190623</text:p>
          </table:table-cell>
          <table:table-cell office:value-type="float" office:value="4301.506" calcext:value-type="float">
            <text:p>4301.506</text:p>
          </table:table-cell>
          <table:table-cell office:value-type="float" office:value="449507" calcext:value-type="float">
            <text:p>449507</text:p>
          </table:table-cell>
          <table:table-cell office:value-type="float" office:value="2317.1108" calcext:value-type="float">
            <text:p>2317.1108</text:p>
          </table:table-cell>
          <table:table-cell office:value-type="float" office:value="220428" calcext:value-type="float">
            <text:p>220428</text:p>
          </table:table-cell>
        </table:table-row>
        <table:table-row table:style-name="ro1">
          <table:table-cell office:value-type="float" office:value="562560" calcext:value-type="float">
            <text:p>562560</text:p>
          </table:table-cell>
          <table:table-cell office:value-type="float" office:value="488353" calcext:value-type="float">
            <text:p>488353</text:p>
          </table:table-cell>
          <table:table-cell office:value-type="float" office:value="4146.2173" calcext:value-type="float">
            <text:p>4146.2173</text:p>
          </table:table-cell>
          <table:table-cell office:value-type="float" office:value="428942" calcext:value-type="float">
            <text:p>428942</text:p>
          </table:table-cell>
          <table:table-cell office:value-type="float" office:value="2701.1865" calcext:value-type="float">
            <text:p>2701.1865</text:p>
          </table:table-cell>
          <table:table-cell office:value-type="float" office:value="246218" calcext:value-type="float">
            <text:p>246218</text:p>
          </table:table-cell>
        </table:table-row>
        <table:table-row table:style-name="ro1">
          <table:table-cell office:value-type="float" office:value="101315" calcext:value-type="float">
            <text:p>101315</text:p>
          </table:table-cell>
          <table:table-cell office:value-type="float" office:value="207279" calcext:value-type="float">
            <text:p>207279</text:p>
          </table:table-cell>
          <table:table-cell office:value-type="float" office:value="5178.1143" calcext:value-type="float">
            <text:p>5178.1143</text:p>
          </table:table-cell>
          <table:table-cell office:value-type="float" office:value="540083" calcext:value-type="float">
            <text:p>540083</text:p>
          </table:table-cell>
          <table:table-cell office:value-type="float" office:value="2744.478" calcext:value-type="float">
            <text:p>2744.478</text:p>
          </table:table-cell>
          <table:table-cell office:value-type="float" office:value="265698" calcext:value-type="float">
            <text:p>265698</text:p>
          </table:table-cell>
        </table:table-row>
        <table:table-row table:style-name="ro1">
          <table:table-cell office:value-type="float" office:value="198712" calcext:value-type="float">
            <text:p>198712</text:p>
          </table:table-cell>
          <table:table-cell office:value-type="float" office:value="456229" calcext:value-type="float">
            <text:p>456229</text:p>
          </table:table-cell>
          <table:table-cell office:value-type="float" office:value="4675.161" calcext:value-type="float">
            <text:p>4675.161</text:p>
          </table:table-cell>
          <table:table-cell office:value-type="float" office:value="462505" calcext:value-type="float">
            <text:p>462505</text:p>
          </table:table-cell>
          <table:table-cell office:value-type="float" office:value="1806.8358" calcext:value-type="float">
            <text:p>1806.8358</text:p>
          </table:table-cell>
          <table:table-cell office:value-type="float" office:value="162619" calcext:value-type="float">
            <text:p>162619</text:p>
          </table:table-cell>
        </table:table-row>
        <table:table-row table:style-name="ro1">
          <table:table-cell office:value-type="float" office:value="598558" calcext:value-type="float">
            <text:p>598558</text:p>
          </table:table-cell>
          <table:table-cell office:value-type="float" office:value="111824" calcext:value-type="float">
            <text:p>111824</text:p>
          </table:table-cell>
          <table:table-cell office:value-type="float" office:value="4633.626" calcext:value-type="float">
            <text:p>4633.626</text:p>
          </table:table-cell>
          <table:table-cell office:value-type="float" office:value="479674" calcext:value-type="float">
            <text:p>479674</text:p>
          </table:table-cell>
          <table:table-cell office:value-type="float" office:value="3452.7344" calcext:value-type="float">
            <text:p>3452.7344</text:p>
          </table:table-cell>
          <table:table-cell office:value-type="float" office:value="331338" calcext:value-type="float">
            <text:p>331338</text:p>
          </table:table-cell>
        </table:table-row>
        <table:table-row table:style-name="ro1">
          <table:table-cell office:value-type="float" office:value="488309" calcext:value-type="float">
            <text:p>488309</text:p>
          </table:table-cell>
          <table:table-cell office:value-type="float" office:value="615592" calcext:value-type="float">
            <text:p>615592</text:p>
          </table:table-cell>
          <table:table-cell office:value-type="float" office:value="3231.8723" calcext:value-type="float">
            <text:p>3231.8723</text:p>
          </table:table-cell>
          <table:table-cell office:value-type="float" office:value="307428" calcext:value-type="float">
            <text:p>307428</text:p>
          </table:table-cell>
          <table:table-cell office:value-type="float" office:value="2152.0283" calcext:value-type="float">
            <text:p>2152.0283</text:p>
          </table:table-cell>
          <table:table-cell office:value-type="float" office:value="175499" calcext:value-type="float">
            <text:p>175499</text:p>
          </table:table-cell>
        </table:table-row>
        <table:table-row table:style-name="ro1">
          <table:table-cell office:value-type="float" office:value="155398" calcext:value-type="float">
            <text:p>155398</text:p>
          </table:table-cell>
          <table:table-cell office:value-type="float" office:value="178642" calcext:value-type="float">
            <text:p>178642</text:p>
          </table:table-cell>
          <table:table-cell office:value-type="float" office:value="4290.474" calcext:value-type="float">
            <text:p>4290.474</text:p>
          </table:table-cell>
          <table:table-cell office:value-type="float" office:value="445556" calcext:value-type="float">
            <text:p>445556</text:p>
          </table:table-cell>
          <table:table-cell office:value-type="float" office:value="3270.8833" calcext:value-type="float">
            <text:p>3270.8833</text:p>
          </table:table-cell>
          <table:table-cell office:value-type="float" office:value="308658" calcext:value-type="float">
            <text:p>308658</text:p>
          </table:table-cell>
        </table:table-row>
        <table:table-row table:style-name="ro1">
          <table:table-cell office:value-type="float" office:value="494280" calcext:value-type="float">
            <text:p>494280</text:p>
          </table:table-cell>
          <table:table-cell office:value-type="float" office:value="49630" calcext:value-type="float">
            <text:p>49630</text:p>
          </table:table-cell>
          <table:table-cell office:value-type="float" office:value="5915.352" calcext:value-type="float">
            <text:p>5915.352</text:p>
          </table:table-cell>
          <table:table-cell office:value-type="float" office:value="612379" calcext:value-type="float">
            <text:p>612379</text:p>
          </table:table-cell>
          <table:table-cell office:value-type="float" office:value="3964.333" calcext:value-type="float">
            <text:p>3964.333</text:p>
          </table:table-cell>
          <table:table-cell office:value-type="float" office:value="380317" calcext:value-type="float">
            <text:p>380317</text:p>
          </table:table-cell>
        </table:table-row>
        <table:table-row table:style-name="ro1">
          <table:table-cell office:value-type="float" office:value="75506" calcext:value-type="float">
            <text:p>75506</text:p>
          </table:table-cell>
          <table:table-cell office:value-type="float" office:value="562862" calcext:value-type="float">
            <text:p>562862</text:p>
          </table:table-cell>
          <table:table-cell office:value-type="float" office:value="4932.804" calcext:value-type="float">
            <text:p>4932.804</text:p>
          </table:table-cell>
          <table:table-cell office:value-type="float" office:value="510332" calcext:value-type="float">
            <text:p>510332</text:p>
          </table:table-cell>
          <table:table-cell office:value-type="float" office:value="3117.2507" calcext:value-type="float">
            <text:p>3117.2507</text:p>
          </table:table-cell>
          <table:table-cell office:value-type="float" office:value="300212" calcext:value-type="float">
            <text:p>300212</text:p>
          </table:table-cell>
        </table:table-row>
        <table:table-row table:style-name="ro1">
          <table:table-cell office:value-type="float" office:value="618455" calcext:value-type="float">
            <text:p>618455</text:p>
          </table:table-cell>
          <table:table-cell office:value-type="float" office:value="120484" calcext:value-type="float">
            <text:p>120484</text:p>
          </table:table-cell>
          <table:table-cell office:value-type="float" office:value="6330.259" calcext:value-type="float">
            <text:p>6330.259</text:p>
          </table:table-cell>
          <table:table-cell office:value-type="float" office:value="646659" calcext:value-type="float">
            <text:p>646659</text:p>
          </table:table-cell>
          <table:table-cell office:value-type="float" office:value="3988.3425" calcext:value-type="float">
            <text:p>3988.3425</text:p>
          </table:table-cell>
          <table:table-cell office:value-type="float" office:value="391406" calcext:value-type="float">
            <text:p>391406</text:p>
          </table:table-cell>
        </table:table-row>
        <table:table-row table:style-name="ro1">
          <table:table-cell office:value-type="float" office:value="453891" calcext:value-type="float">
            <text:p>453891</text:p>
          </table:table-cell>
          <table:table-cell office:value-type="float" office:value="577891" calcext:value-type="float">
            <text:p>577891</text:p>
          </table:table-cell>
          <table:table-cell office:value-type="float" office:value="4605.854" calcext:value-type="float">
            <text:p>4605.854</text:p>
          </table:table-cell>
          <table:table-cell office:value-type="float" office:value="499277" calcext:value-type="float">
            <text:p>499277</text:p>
          </table:table-cell>
          <table:table-cell office:value-type="float" office:value="3401.4746" calcext:value-type="float">
            <text:p>3401.4746</text:p>
          </table:table-cell>
          <table:table-cell office:value-type="float" office:value="326172" calcext:value-type="float">
            <text:p>326172</text:p>
          </table:table-cell>
        </table:table-row>
        <table:table-row table:style-name="ro1">
          <table:table-cell office:value-type="float" office:value="191897" calcext:value-type="float">
            <text:p>191897</text:p>
          </table:table-cell>
          <table:table-cell office:value-type="float" office:value="103237" calcext:value-type="float">
            <text:p>103237</text:p>
          </table:table-cell>
          <table:table-cell office:value-type="float" office:value="6575.267" calcext:value-type="float">
            <text:p>6575.267</text:p>
          </table:table-cell>
          <table:table-cell office:value-type="float" office:value="644297" calcext:value-type="float">
            <text:p>644297</text:p>
          </table:table-cell>
          <table:table-cell office:value-type="float" office:value="2726.4592" calcext:value-type="float">
            <text:p>2726.4592</text:p>
          </table:table-cell>
          <table:table-cell office:value-type="float" office:value="242827" calcext:value-type="float">
            <text:p>242827</text:p>
          </table:table-cell>
        </table:table-row>
        <table:table-row table:style-name="ro1">
          <table:table-cell office:value-type="float" office:value="451935" calcext:value-type="float">
            <text:p>451935</text:p>
          </table:table-cell>
          <table:table-cell office:value-type="float" office:value="122014" calcext:value-type="float">
            <text:p>122014</text:p>
          </table:table-cell>
          <table:table-cell office:value-type="float" office:value="5877.5386" calcext:value-type="float">
            <text:p>5877.5386</text:p>
          </table:table-cell>
          <table:table-cell office:value-type="float" office:value="557780" calcext:value-type="float">
            <text:p>557780</text:p>
          </table:table-cell>
          <table:table-cell office:value-type="float" office:value="1872.0349" calcext:value-type="float">
            <text:p>1872.0349</text:p>
          </table:table-cell>
          <table:table-cell office:value-type="float" office:value="168340" calcext:value-type="float">
            <text:p>168340</text:p>
          </table:table-cell>
        </table:table-row>
        <table:table-row table:style-name="ro1">
          <table:table-cell office:value-type="float" office:value="574493" calcext:value-type="float">
            <text:p>574493</text:p>
          </table:table-cell>
          <table:table-cell office:value-type="float" office:value="405494" calcext:value-type="float">
            <text:p>405494</text:p>
          </table:table-cell>
          <table:table-cell office:value-type="float" office:value="5230.5757" calcext:value-type="float">
            <text:p>5230.5757</text:p>
          </table:table-cell>
          <table:table-cell office:value-type="float" office:value="555101" calcext:value-type="float">
            <text:p>555101</text:p>
          </table:table-cell>
          <table:table-cell office:value-type="float" office:value="4185.066" calcext:value-type="float">
            <text:p>4185.066</text:p>
          </table:table-cell>
          <table:table-cell office:value-type="float" office:value="408468" calcext:value-type="float">
            <text:p>408468</text:p>
          </table:table-cell>
        </table:table-row>
        <table:table-row table:style-name="ro1">
          <table:table-cell office:value-type="float" office:value="175858" calcext:value-type="float">
            <text:p>175858</text:p>
          </table:table-cell>
          <table:table-cell office:value-type="float" office:value="329822" calcext:value-type="float">
            <text:p>329822</text:p>
          </table:table-cell>
          <table:table-cell office:value-type="float" office:value="4586.0015" calcext:value-type="float">
            <text:p>4586.0015</text:p>
          </table:table-cell>
          <table:table-cell office:value-type="float" office:value="493238" calcext:value-type="float">
            <text:p>493238</text:p>
          </table:table-cell>
          <table:table-cell office:value-type="float" office:value="3629.9321" calcext:value-type="float">
            <text:p>3629.9321</text:p>
          </table:table-cell>
          <table:table-cell office:value-type="float" office:value="345854" calcext:value-type="float">
            <text:p>345854</text:p>
          </table:table-cell>
        </table:table-row>
        <table:table-row table:style-name="ro1">
          <table:table-cell office:value-type="float" office:value="658877" calcext:value-type="float">
            <text:p>658877</text:p>
          </table:table-cell>
          <table:table-cell office:value-type="float" office:value="367345" calcext:value-type="float">
            <text:p>367345</text:p>
          </table:table-cell>
          <table:table-cell office:value-type="float" office:value="6184.4033" calcext:value-type="float">
            <text:p>6184.4033</text:p>
          </table:table-cell>
          <table:table-cell office:value-type="float" office:value="627433" calcext:value-type="float">
            <text:p>627433</text:p>
          </table:table-cell>
          <table:table-cell office:value-type="float" office:value="2917.9714" calcext:value-type="float">
            <text:p>2917.9714</text:p>
          </table:table-cell>
          <table:table-cell office:value-type="float" office:value="268902" calcext:value-type="float">
            <text:p>268902</text:p>
          </table:table-cell>
        </table:table-row>
        <table:table-row table:style-name="ro1">
          <table:table-cell office:value-type="float" office:value="274360" calcext:value-type="float">
            <text:p>274360</text:p>
          </table:table-cell>
          <table:table-cell office:value-type="float" office:value="233253" calcext:value-type="float">
            <text:p>233253</text:p>
          </table:table-cell>
          <table:table-cell office:value-type="float" office:value="4281.796" calcext:value-type="float">
            <text:p>4281.796</text:p>
          </table:table-cell>
          <table:table-cell office:value-type="float" office:value="466437" calcext:value-type="float">
            <text:p>466437</text:p>
          </table:table-cell>
          <table:table-cell office:value-type="float" office:value="2861.1958" calcext:value-type="float">
            <text:p>2861.1958</text:p>
          </table:table-cell>
          <table:table-cell office:value-type="float" office:value="277290" calcext:value-type="float">
            <text:p>277290</text:p>
          </table:table-cell>
        </table:table-row>
        <table:table-row table:style-name="ro1">
          <table:table-cell office:value-type="float" office:value="658233" calcext:value-type="float">
            <text:p>658233</text:p>
          </table:table-cell>
          <table:table-cell office:value-type="float" office:value="207231" calcext:value-type="float">
            <text:p>207231</text:p>
          </table:table-cell>
          <table:table-cell office:value-type="float" office:value="5877.6714" calcext:value-type="float">
            <text:p>5877.6714</text:p>
          </table:table-cell>
          <table:table-cell office:value-type="float" office:value="631606" calcext:value-type="float">
            <text:p>631606</text:p>
          </table:table-cell>
          <table:table-cell office:value-type="float" office:value="5049.7065" calcext:value-type="float">
            <text:p>5049.7065</text:p>
          </table:table-cell>
          <table:table-cell office:value-type="float" office:value="490562" calcext:value-type="float">
            <text:p>490562</text:p>
          </table:table-cell>
        </table:table-row>
        <table:table-row table:style-name="ro1">
          <table:table-cell office:value-type="float" office:value="395746" calcext:value-type="float">
            <text:p>395746</text:p>
          </table:table-cell>
          <table:table-cell office:value-type="float" office:value="483100" calcext:value-type="float">
            <text:p>483100</text:p>
          </table:table-cell>
          <table:table-cell office:value-type="float" office:value="4154.829" calcext:value-type="float">
            <text:p>4154.829</text:p>
          </table:table-cell>
          <table:table-cell office:value-type="float" office:value="435195" calcext:value-type="float">
            <text:p>435195</text:p>
          </table:table-cell>
          <table:table-cell office:value-type="float" office:value="3182.152" calcext:value-type="float">
            <text:p>3182.152</text:p>
          </table:table-cell>
          <table:table-cell office:value-type="float" office:value="276900" calcext:value-type="float">
            <text:p>276900</text:p>
          </table:table-cell>
        </table:table-row>
        <table:table-row table:style-name="ro1">
          <table:table-cell office:value-type="float" office:value="256107" calcext:value-type="float">
            <text:p>256107</text:p>
          </table:table-cell>
          <table:table-cell office:value-type="float" office:value="168739" calcext:value-type="float">
            <text:p>168739</text:p>
          </table:table-cell>
          <table:table-cell office:value-type="float" office:value="6111.9263" calcext:value-type="float">
            <text:p>6111.9263</text:p>
          </table:table-cell>
          <table:table-cell office:value-type="float" office:value="608334" calcext:value-type="float">
            <text:p>608334</text:p>
          </table:table-cell>
          <table:table-cell office:value-type="float" office:value="2753.3286" calcext:value-type="float">
            <text:p>2753.3286</text:p>
          </table:table-cell>
          <table:table-cell office:value-type="float" office:value="252657" calcext:value-type="float">
            <text:p>252657</text:p>
          </table:table-cell>
        </table:table-row>
        <table:table-row table:style-name="ro1">
          <table:table-cell office:value-type="float" office:value="94792" calcext:value-type="float">
            <text:p>94792</text:p>
          </table:table-cell>
          <table:table-cell office:value-type="float" office:value="627818" calcext:value-type="float">
            <text:p>627818</text:p>
          </table:table-cell>
          <table:table-cell office:value-type="float" office:value="4140.001" calcext:value-type="float">
            <text:p>4140.001</text:p>
          </table:table-cell>
          <table:table-cell office:value-type="float" office:value="466791" calcext:value-type="float">
            <text:p>466791</text:p>
          </table:table-cell>
          <table:table-cell office:value-type="float" office:value="3085.604" calcext:value-type="float">
            <text:p>3085.604</text:p>
          </table:table-cell>
          <table:table-cell office:value-type="float" office:value="306712" calcext:value-type="float">
            <text:p>306712</text:p>
          </table:table-cell>
        </table:table-row>
        <table:table-row table:style-name="ro1">
          <table:table-cell office:value-type="float" office:value="77818" calcext:value-type="float">
            <text:p>77818</text:p>
          </table:table-cell>
          <table:table-cell office:value-type="float" office:value="151645" calcext:value-type="float">
            <text:p>151645</text:p>
          </table:table-cell>
          <table:table-cell office:value-type="float" office:value="4959.9136" calcext:value-type="float">
            <text:p>4959.9136</text:p>
          </table:table-cell>
          <table:table-cell office:value-type="float" office:value="503270" calcext:value-type="float">
            <text:p>503270</text:p>
          </table:table-cell>
          <table:table-cell office:value-type="float" office:value="1105.9318" calcext:value-type="float">
            <text:p>1105.9318</text:p>
          </table:table-cell>
          <table:table-cell office:value-type="float" office:value="88517" calcext:value-type="float">
            <text:p>88517</text:p>
          </table:table-cell>
        </table:table-row>
        <table:table-row table:style-name="ro1">
          <table:table-cell office:value-type="float" office:value="574644" calcext:value-type="float">
            <text:p>574644</text:p>
          </table:table-cell>
          <table:table-cell office:value-type="float" office:value="381948" calcext:value-type="float">
            <text:p>381948</text:p>
          </table:table-cell>
          <table:table-cell office:value-type="float" office:value="5225.0205" calcext:value-type="float">
            <text:p>5225.0205</text:p>
          </table:table-cell>
          <table:table-cell office:value-type="float" office:value="562013" calcext:value-type="float">
            <text:p>562013</text:p>
          </table:table-cell>
          <table:table-cell office:value-type="float" office:value="4174.463" calcext:value-type="float">
            <text:p>4174.463</text:p>
          </table:table-cell>
          <table:table-cell office:value-type="float" office:value="404202" calcext:value-type="float">
            <text:p>404202</text:p>
          </table:table-cell>
        </table:table-row>
        <table:table-row table:style-name="ro1">
          <table:table-cell office:value-type="float" office:value="633329" calcext:value-type="float">
            <text:p>633329</text:p>
          </table:table-cell>
          <table:table-cell office:value-type="float" office:value="164855" calcext:value-type="float">
            <text:p>164855</text:p>
          </table:table-cell>
          <table:table-cell office:value-type="float" office:value="5971.084" calcext:value-type="float">
            <text:p>5971.084</text:p>
          </table:table-cell>
          <table:table-cell office:value-type="float" office:value="607181" calcext:value-type="float">
            <text:p>607181</text:p>
          </table:table-cell>
          <table:table-cell office:value-type="float" office:value="2806.428" calcext:value-type="float">
            <text:p>2806.428</text:p>
          </table:table-cell>
          <table:table-cell office:value-type="float" office:value="259440" calcext:value-type="float">
            <text:p>259440</text:p>
          </table:table-cell>
        </table:table-row>
        <table:table-row table:style-name="ro1">
          <table:table-cell office:value-type="float" office:value="543066" calcext:value-type="float">
            <text:p>543066</text:p>
          </table:table-cell>
          <table:table-cell office:value-type="float" office:value="470984" calcext:value-type="float">
            <text:p>470984</text:p>
          </table:table-cell>
          <table:table-cell office:value-type="float" office:value="3695.7207" calcext:value-type="float">
            <text:p>3695.7207</text:p>
          </table:table-cell>
          <table:table-cell office:value-type="float" office:value="394224" calcext:value-type="float">
            <text:p>394224</text:p>
          </table:table-cell>
          <table:table-cell office:value-type="float" office:value="1823.9352" calcext:value-type="float">
            <text:p>1823.9352</text:p>
          </table:table-cell>
          <table:table-cell office:value-type="float" office:value="168615" calcext:value-type="float">
            <text:p>168615</text:p>
          </table:table-cell>
        </table:table-row>
        <table:table-row table:style-name="ro1">
          <table:table-cell office:value-type="float" office:value="151056" calcext:value-type="float">
            <text:p>151056</text:p>
          </table:table-cell>
          <table:table-cell office:value-type="float" office:value="57448" calcext:value-type="float">
            <text:p>57448</text:p>
          </table:table-cell>
          <table:table-cell office:value-type="float" office:value="5616.129" calcext:value-type="float">
            <text:p>5616.129</text:p>
          </table:table-cell>
          <table:table-cell office:value-type="float" office:value="565924" calcext:value-type="float">
            <text:p>565924</text:p>
          </table:table-cell>
          <table:table-cell office:value-type="float" office:value="3328.262" calcext:value-type="float">
            <text:p>3328.262</text:p>
          </table:table-cell>
          <table:table-cell office:value-type="float" office:value="304992" calcext:value-type="float">
            <text:p>304992</text:p>
          </table:table-cell>
        </table:table-row>
        <table:table-row table:style-name="ro1">
          <table:table-cell office:value-type="float" office:value="258682" calcext:value-type="float">
            <text:p>258682</text:p>
          </table:table-cell>
          <table:table-cell office:value-type="float" office:value="51945" calcext:value-type="float">
            <text:p>51945</text:p>
          </table:table-cell>
          <table:table-cell office:value-type="float" office:value="3093.4668" calcext:value-type="float">
            <text:p>3093.4668</text:p>
          </table:table-cell>
          <table:table-cell office:value-type="float" office:value="314126" calcext:value-type="float">
            <text:p>314126</text:p>
          </table:table-cell>
          <table:table-cell office:value-type="float" office:value="1362.6431" calcext:value-type="float">
            <text:p>1362.6431</text:p>
          </table:table-cell>
          <table:table-cell office:value-type="float" office:value="116666" calcext:value-type="float">
            <text:p>116666</text:p>
          </table:table-cell>
        </table:table-row>
        <table:table-row table:style-name="ro1">
          <table:table-cell office:value-type="float" office:value="26270" calcext:value-type="float">
            <text:p>26270</text:p>
          </table:table-cell>
          <table:table-cell office:value-type="float" office:value="438215" calcext:value-type="float">
            <text:p>438215</text:p>
          </table:table-cell>
          <table:table-cell office:value-type="float" office:value="3892.375" calcext:value-type="float">
            <text:p>3892.375</text:p>
          </table:table-cell>
          <table:table-cell office:value-type="float" office:value="397332" calcext:value-type="float">
            <text:p>397332</text:p>
          </table:table-cell>
          <table:table-cell office:value-type="float" office:value="2468.2808" calcext:value-type="float">
            <text:p>2468.2808</text:p>
          </table:table-cell>
          <table:table-cell office:value-type="float" office:value="230759" calcext:value-type="float">
            <text:p>230759</text:p>
          </table:table-cell>
        </table:table-row>
        <table:table-row table:style-name="ro1">
          <table:table-cell office:value-type="float" office:value="397013" calcext:value-type="float">
            <text:p>397013</text:p>
          </table:table-cell>
          <table:table-cell office:value-type="float" office:value="163005" calcext:value-type="float">
            <text:p>163005</text:p>
          </table:table-cell>
          <table:table-cell office:value-type="float" office:value="4227.303" calcext:value-type="float">
            <text:p>4227.303</text:p>
          </table:table-cell>
          <table:table-cell office:value-type="float" office:value="440896" calcext:value-type="float">
            <text:p>440896</text:p>
          </table:table-cell>
          <table:table-cell office:value-type="float" office:value="2491.2812" calcext:value-type="float">
            <text:p>2491.2812</text:p>
          </table:table-cell>
          <table:table-cell office:value-type="float" office:value="234062" calcext:value-type="float">
            <text:p>234062</text:p>
          </table:table-cell>
        </table:table-row>
        <table:table-row table:style-name="ro1">
          <table:table-cell office:value-type="float" office:value="574382" calcext:value-type="float">
            <text:p>574382</text:p>
          </table:table-cell>
          <table:table-cell office:value-type="float" office:value="22020" calcext:value-type="float">
            <text:p>22020</text:p>
          </table:table-cell>
          <table:table-cell office:value-type="float" office:value="5493.1816" calcext:value-type="float">
            <text:p>5493.1816</text:p>
          </table:table-cell>
          <table:table-cell office:value-type="float" office:value="559388" calcext:value-type="float">
            <text:p>559388</text:p>
          </table:table-cell>
          <table:table-cell office:value-type="float" office:value="2265.3848" calcext:value-type="float">
            <text:p>2265.3848</text:p>
          </table:table-cell>
          <table:table-cell office:value-type="float" office:value="213501" calcext:value-type="float">
            <text:p>213501</text:p>
          </table:table-cell>
        </table:table-row>
        <table:table-row table:style-name="ro1">
          <table:table-cell office:value-type="float" office:value="234769" calcext:value-type="float">
            <text:p>234769</text:p>
          </table:table-cell>
          <table:table-cell office:value-type="float" office:value="220436" calcext:value-type="float">
            <text:p>220436</text:p>
          </table:table-cell>
          <table:table-cell office:value-type="float" office:value="4683.745" calcext:value-type="float">
            <text:p>4683.745</text:p>
          </table:table-cell>
          <table:table-cell office:value-type="float" office:value="475871" calcext:value-type="float">
            <text:p>475871</text:p>
          </table:table-cell>
          <table:table-cell office:value-type="float" office:value="2041.795" calcext:value-type="float">
            <text:p>2041.795</text:p>
          </table:table-cell>
          <table:table-cell office:value-type="float" office:value="187918" calcext:value-type="float">
            <text:p>187918</text:p>
          </table:table-cell>
        </table:table-row>
        <table:table-row table:style-name="ro1">
          <table:table-cell office:value-type="float" office:value="501075" calcext:value-type="float">
            <text:p>501075</text:p>
          </table:table-cell>
          <table:table-cell office:value-type="float" office:value="19461" calcext:value-type="float">
            <text:p>19461</text:p>
          </table:table-cell>
          <table:table-cell office:value-type="float" office:value="5492.871" calcext:value-type="float">
            <text:p>5492.871</text:p>
          </table:table-cell>
          <table:table-cell office:value-type="float" office:value="551809" calcext:value-type="float">
            <text:p>551809</text:p>
          </table:table-cell>
          <table:table-cell office:value-type="float" office:value="2066.001" calcext:value-type="float">
            <text:p>2066.001</text:p>
          </table:table-cell>
          <table:table-cell office:value-type="float" office:value="193518" calcext:value-type="float">
            <text:p>193518</text:p>
          </table:table-cell>
        </table:table-row>
        <table:table-row table:style-name="ro1">
          <table:table-cell office:value-type="float" office:value="388310" calcext:value-type="float">
            <text:p>388310</text:p>
          </table:table-cell>
          <table:table-cell office:value-type="float" office:value="144564" calcext:value-type="float">
            <text:p>144564</text:p>
          </table:table-cell>
          <table:table-cell office:value-type="float" office:value="4614.499" calcext:value-type="float">
            <text:p>4614.499</text:p>
          </table:table-cell>
          <table:table-cell office:value-type="float" office:value="484582" calcext:value-type="float">
            <text:p>484582</text:p>
          </table:table-cell>
          <table:table-cell office:value-type="float" office:value="2826.4775" calcext:value-type="float">
            <text:p>2826.4775</text:p>
          </table:table-cell>
          <table:table-cell office:value-type="float" office:value="265576" calcext:value-type="float">
            <text:p>265576</text:p>
          </table:table-cell>
        </table:table-row>
        <table:table-row table:style-name="ro1">
          <table:table-cell office:value-type="float" office:value="197842" calcext:value-type="float">
            <text:p>197842</text:p>
          </table:table-cell>
          <table:table-cell office:value-type="float" office:value="349969" calcext:value-type="float">
            <text:p>349969</text:p>
          </table:table-cell>
          <table:table-cell office:value-type="float" office:value="4481.276" calcext:value-type="float">
            <text:p>4481.276</text:p>
          </table:table-cell>
          <table:table-cell office:value-type="float" office:value="464411" calcext:value-type="float">
            <text:p>464411</text:p>
          </table:table-cell>
          <table:table-cell office:value-type="float" office:value="1872.1853" calcext:value-type="float">
            <text:p>1872.1853</text:p>
          </table:table-cell>
          <table:table-cell office:value-type="float" office:value="169816" calcext:value-type="float">
            <text:p>169816</text:p>
          </table:table-cell>
        </table:table-row>
        <table:table-row table:style-name="ro1">
          <table:table-cell office:value-type="float" office:value="441686" calcext:value-type="float">
            <text:p>441686</text:p>
          </table:table-cell>
          <table:table-cell office:value-type="float" office:value="524569" calcext:value-type="float">
            <text:p>524569</text:p>
          </table:table-cell>
          <table:table-cell office:value-type="float" office:value="5485.3105" calcext:value-type="float">
            <text:p>5485.3105</text:p>
          </table:table-cell>
          <table:table-cell office:value-type="float" office:value="596046" calcext:value-type="float">
            <text:p>596046</text:p>
          </table:table-cell>
          <table:table-cell office:value-type="float" office:value="5048.421" calcext:value-type="float">
            <text:p>5048.421</text:p>
          </table:table-cell>
          <table:table-cell office:value-type="float" office:value="482891" calcext:value-type="float">
            <text:p>482891</text:p>
          </table:table-cell>
        </table:table-row>
        <table:table-row table:style-name="ro1">
          <table:table-cell office:value-type="float" office:value="661388" calcext:value-type="float">
            <text:p>661388</text:p>
          </table:table-cell>
          <table:table-cell office:value-type="float" office:value="355026" calcext:value-type="float">
            <text:p>355026</text:p>
          </table:table-cell>
          <table:table-cell office:value-type="float" office:value="3994.1362" calcext:value-type="float">
            <text:p>3994.1362</text:p>
          </table:table-cell>
          <table:table-cell office:value-type="float" office:value="395084" calcext:value-type="float">
            <text:p>395084</text:p>
          </table:table-cell>
          <table:table-cell office:value-type="float" office:value="1814.7943" calcext:value-type="float">
            <text:p>1814.7943</text:p>
          </table:table-cell>
          <table:table-cell office:value-type="float" office:value="159307" calcext:value-type="float">
            <text:p>159307</text:p>
          </table:table-cell>
        </table:table-row>
        <table:table-row table:style-name="ro1">
          <table:table-cell office:value-type="float" office:value="270561" calcext:value-type="float">
            <text:p>270561</text:p>
          </table:table-cell>
          <table:table-cell office:value-type="float" office:value="514230" calcext:value-type="float">
            <text:p>514230</text:p>
          </table:table-cell>
          <table:table-cell office:value-type="float" office:value="5588.402" calcext:value-type="float">
            <text:p>5588.402</text:p>
          </table:table-cell>
          <table:table-cell office:value-type="float" office:value="585725" calcext:value-type="float">
            <text:p>585725</text:p>
          </table:table-cell>
          <table:table-cell office:value-type="float" office:value="2277.4656" calcext:value-type="float">
            <text:p>2277.4656</text:p>
          </table:table-cell>
          <table:table-cell office:value-type="float" office:value="214395" calcext:value-type="float">
            <text:p>214395</text:p>
          </table:table-cell>
        </table:table-row>
        <table:table-row table:style-name="ro1">
          <table:table-cell office:value-type="float" office:value="154180" calcext:value-type="float">
            <text:p>154180</text:p>
          </table:table-cell>
          <table:table-cell office:value-type="float" office:value="241792" calcext:value-type="float">
            <text:p>241792</text:p>
          </table:table-cell>
          <table:table-cell office:value-type="float" office:value="6161.7666" calcext:value-type="float">
            <text:p>6161.7666</text:p>
          </table:table-cell>
          <table:table-cell office:value-type="float" office:value="629164" calcext:value-type="float">
            <text:p>629164</text:p>
          </table:table-cell>
          <table:table-cell office:value-type="float" office:value="2591.7686" calcext:value-type="float">
            <text:p>2591.7686</text:p>
          </table:table-cell>
          <table:table-cell office:value-type="float" office:value="245337" calcext:value-type="float">
            <text:p>245337</text:p>
          </table:table-cell>
        </table:table-row>
        <table:table-row table:style-name="ro1">
          <table:table-cell office:value-type="float" office:value="312026" calcext:value-type="float">
            <text:p>312026</text:p>
          </table:table-cell>
          <table:table-cell office:value-type="float" office:value="658698" calcext:value-type="float">
            <text:p>658698</text:p>
          </table:table-cell>
          <table:table-cell office:value-type="float" office:value="4061.1514" calcext:value-type="float">
            <text:p>4061.1514</text:p>
          </table:table-cell>
          <table:table-cell office:value-type="float" office:value="447270" calcext:value-type="float">
            <text:p>447270</text:p>
          </table:table-cell>
          <table:table-cell office:value-type="float" office:value="3058.9636" calcext:value-type="float">
            <text:p>3058.9636</text:p>
          </table:table-cell>
          <table:table-cell office:value-type="float" office:value="292302" calcext:value-type="float">
            <text:p>292302</text:p>
          </table:table-cell>
        </table:table-row>
        <table:table-row table:style-name="ro1">
          <table:table-cell office:value-type="float" office:value="124161" calcext:value-type="float">
            <text:p>124161</text:p>
          </table:table-cell>
          <table:table-cell office:value-type="float" office:value="199683" calcext:value-type="float">
            <text:p>199683</text:p>
          </table:table-cell>
          <table:table-cell office:value-type="float" office:value="5303.2144" calcext:value-type="float">
            <text:p>5303.2144</text:p>
          </table:table-cell>
          <table:table-cell office:value-type="float" office:value="545737" calcext:value-type="float">
            <text:p>545737</text:p>
          </table:table-cell>
          <table:table-cell office:value-type="float" office:value="3708.8213" calcext:value-type="float">
            <text:p>3708.8213</text:p>
          </table:table-cell>
          <table:table-cell office:value-type="float" office:value="332863" calcext:value-type="float">
            <text:p>332863</text:p>
          </table:table-cell>
        </table:table-row>
        <table:table-row table:style-name="ro1">
          <table:table-cell office:value-type="float" office:value="232436" calcext:value-type="float">
            <text:p>232436</text:p>
          </table:table-cell>
          <table:table-cell office:value-type="float" office:value="55547" calcext:value-type="float">
            <text:p>55547</text:p>
          </table:table-cell>
          <table:table-cell office:value-type="float" office:value="5207.184" calcext:value-type="float">
            <text:p>5207.184</text:p>
          </table:table-cell>
          <table:table-cell office:value-type="float" office:value="513465" calcext:value-type="float">
            <text:p>513465</text:p>
          </table:table-cell>
          <table:table-cell office:value-type="float" office:value="2647.5405" calcext:value-type="float">
            <text:p>2647.5405</text:p>
          </table:table-cell>
          <table:table-cell office:value-type="float" office:value="253604" calcext:value-type="float">
            <text:p>253604</text:p>
          </table:table-cell>
        </table:table-row>
        <table:table-row table:style-name="ro1">
          <table:table-cell office:value-type="float" office:value="25678" calcext:value-type="float">
            <text:p>25678</text:p>
          </table:table-cell>
          <table:table-cell office:value-type="float" office:value="287973" calcext:value-type="float">
            <text:p>287973</text:p>
          </table:table-cell>
          <table:table-cell office:value-type="float" office:value="4027.6448" calcext:value-type="float">
            <text:p>4027.6448</text:p>
          </table:table-cell>
          <table:table-cell office:value-type="float" office:value="426084" calcext:value-type="float">
            <text:p>426084</text:p>
          </table:table-cell>
          <table:table-cell office:value-type="float" office:value="2630.2937" calcext:value-type="float">
            <text:p>2630.2937</text:p>
          </table:table-cell>
          <table:table-cell office:value-type="float" office:value="253334" calcext:value-type="float">
            <text:p>253334</text:p>
          </table:table-cell>
        </table:table-row>
        <table:table-row table:style-name="ro1">
          <table:table-cell office:value-type="float" office:value="327749" calcext:value-type="float">
            <text:p>327749</text:p>
          </table:table-cell>
          <table:table-cell office:value-type="float" office:value="403822" calcext:value-type="float">
            <text:p>403822</text:p>
          </table:table-cell>
          <table:table-cell office:value-type="float" office:value="4594.26" calcext:value-type="float">
            <text:p>4594.26</text:p>
          </table:table-cell>
          <table:table-cell office:value-type="float" office:value="471146" calcext:value-type="float">
            <text:p>471146</text:p>
          </table:table-cell>
          <table:table-cell office:value-type="float" office:value="2664.7476" calcext:value-type="float">
            <text:p>2664.7476</text:p>
          </table:table-cell>
          <table:table-cell office:value-type="float" office:value="251066" calcext:value-type="float">
            <text:p>251066</text:p>
          </table:table-cell>
        </table:table-row>
        <table:table-row table:style-name="ro1">
          <table:table-cell office:value-type="float" office:value="287358" calcext:value-type="float">
            <text:p>287358</text:p>
          </table:table-cell>
          <table:table-cell office:value-type="float" office:value="258893" calcext:value-type="float">
            <text:p>258893</text:p>
          </table:table-cell>
          <table:table-cell office:value-type="float" office:value="4580.819" calcext:value-type="float">
            <text:p>4580.819</text:p>
          </table:table-cell>
          <table:table-cell office:value-type="float" office:value="477958" calcext:value-type="float">
            <text:p>477958</text:p>
          </table:table-cell>
          <table:table-cell office:value-type="float" office:value="6365.3716" calcext:value-type="float">
            <text:p>6365.3716</text:p>
          </table:table-cell>
          <table:table-cell office:value-type="float" office:value="647328" calcext:value-type="float">
            <text:p>647328</text:p>
          </table:table-cell>
        </table:table-row>
        <table:table-row table:style-name="ro1">
          <table:table-cell office:value-type="float" office:value="554858" calcext:value-type="float">
            <text:p>554858</text:p>
          </table:table-cell>
          <table:table-cell office:value-type="float" office:value="329746" calcext:value-type="float">
            <text:p>329746</text:p>
          </table:table-cell>
          <table:table-cell office:value-type="float" office:value="5765.398" calcext:value-type="float">
            <text:p>5765.398</text:p>
          </table:table-cell>
          <table:table-cell office:value-type="float" office:value="607547" calcext:value-type="float">
            <text:p>607547</text:p>
          </table:table-cell>
          <table:table-cell office:value-type="float" office:value="2615.0464" calcext:value-type="float">
            <text:p>2615.0464</text:p>
          </table:table-cell>
          <table:table-cell office:value-type="float" office:value="255107" calcext:value-type="float">
            <text:p>255107</text:p>
          </table:table-cell>
        </table:table-row>
        <table:table-row table:style-name="ro1">
          <table:table-cell office:value-type="float" office:value="388373" calcext:value-type="float">
            <text:p>388373</text:p>
          </table:table-cell>
          <table:table-cell office:value-type="float" office:value="372431" calcext:value-type="float">
            <text:p>372431</text:p>
          </table:table-cell>
          <table:table-cell office:value-type="float" office:value="5547.929" calcext:value-type="float">
            <text:p>5547.929</text:p>
          </table:table-cell>
          <table:table-cell office:value-type="float" office:value="577180" calcext:value-type="float">
            <text:p>577180</text:p>
          </table:table-cell>
          <table:table-cell office:value-type="float" office:value="2322.0288" calcext:value-type="float">
            <text:p>2322.0288</text:p>
          </table:table-cell>
          <table:table-cell office:value-type="float" office:value="223817" calcext:value-type="float">
            <text:p>223817</text:p>
          </table:table-cell>
        </table:table-row>
        <table:table-row table:style-name="ro1">
          <table:table-cell office:value-type="float" office:value="511898" calcext:value-type="float">
            <text:p>511898</text:p>
          </table:table-cell>
          <table:table-cell office:value-type="float" office:value="182654" calcext:value-type="float">
            <text:p>182654</text:p>
          </table:table-cell>
          <table:table-cell office:value-type="float" office:value="4183.969" calcext:value-type="float">
            <text:p>4183.969</text:p>
          </table:table-cell>
          <table:table-cell office:value-type="float" office:value="425690" calcext:value-type="float">
            <text:p>425690</text:p>
          </table:table-cell>
          <table:table-cell office:value-type="float" office:value="1334.9562" calcext:value-type="float">
            <text:p>1334.9562</text:p>
          </table:table-cell>
          <table:table-cell office:value-type="float" office:value="115341" calcext:value-type="float">
            <text:p>115341</text:p>
          </table:table-cell>
        </table:table-row>
        <table:table-row table:style-name="ro1">
          <table:table-cell office:value-type="float" office:value="476457" calcext:value-type="float">
            <text:p>476457</text:p>
          </table:table-cell>
          <table:table-cell office:value-type="float" office:value="425618" calcext:value-type="float">
            <text:p>425618</text:p>
          </table:table-cell>
          <table:table-cell office:value-type="float" office:value="5805.542" calcext:value-type="float">
            <text:p>5805.542</text:p>
          </table:table-cell>
          <table:table-cell office:value-type="float" office:value="555592" calcext:value-type="float">
            <text:p>555592</text:p>
          </table:table-cell>
          <table:table-cell office:value-type="float" office:value="4124.3145" calcext:value-type="float">
            <text:p>4124.3145</text:p>
          </table:table-cell>
          <table:table-cell office:value-type="float" office:value="393679" calcext:value-type="float">
            <text:p>393679</text:p>
          </table:table-cell>
        </table:table-row>
        <table:table-row table:style-name="ro1">
          <table:table-cell office:value-type="float" office:value="143852" calcext:value-type="float">
            <text:p>143852</text:p>
          </table:table-cell>
          <table:table-cell office:value-type="float" office:value="226096" calcext:value-type="float">
            <text:p>226096</text:p>
          </table:table-cell>
          <table:table-cell office:value-type="float" office:value="3314.4912" calcext:value-type="float">
            <text:p>3314.4912</text:p>
          </table:table-cell>
          <table:table-cell office:value-type="float" office:value="368295" calcext:value-type="float">
            <text:p>368295</text:p>
          </table:table-cell>
          <table:table-cell office:value-type="float" office:value="2006.2817" calcext:value-type="float">
            <text:p>2006.2817</text:p>
          </table:table-cell>
          <table:table-cell office:value-type="float" office:value="191241" calcext:value-type="float">
            <text:p>191241</text:p>
          </table:table-cell>
        </table:table-row>
        <table:table-row table:style-name="ro1">
          <table:table-cell office:value-type="float" office:value="323371" calcext:value-type="float">
            <text:p>323371</text:p>
          </table:table-cell>
          <table:table-cell office:value-type="float" office:value="304473" calcext:value-type="float">
            <text:p>304473</text:p>
          </table:table-cell>
          <table:table-cell office:value-type="float" office:value="4051.4941" calcext:value-type="float">
            <text:p>4051.4941</text:p>
          </table:table-cell>
          <table:table-cell office:value-type="float" office:value="419352" calcext:value-type="float">
            <text:p>419352</text:p>
          </table:table-cell>
          <table:table-cell office:value-type="float" office:value="2708.2026" calcext:value-type="float">
            <text:p>2708.2026</text:p>
          </table:table-cell>
          <table:table-cell office:value-type="float" office:value="268015" calcext:value-type="float">
            <text:p>268015</text:p>
          </table:table-cell>
        </table:table-row>
        <table:table-row table:style-name="ro1">
          <table:table-cell office:value-type="float" office:value="73275" calcext:value-type="float">
            <text:p>73275</text:p>
          </table:table-cell>
          <table:table-cell office:value-type="float" office:value="69929" calcext:value-type="float">
            <text:p>69929</text:p>
          </table:table-cell>
          <table:table-cell office:value-type="float" office:value="5306.1855" calcext:value-type="float">
            <text:p>5306.1855</text:p>
          </table:table-cell>
          <table:table-cell office:value-type="float" office:value="527837" calcext:value-type="float">
            <text:p>527837</text:p>
          </table:table-cell>
          <table:table-cell office:value-type="float" office:value="1151.9238" calcext:value-type="float">
            <text:p>1151.9238</text:p>
          </table:table-cell>
          <table:table-cell office:value-type="float" office:value="93743" calcext:value-type="float">
            <text:p>93743</text:p>
          </table:table-cell>
        </table:table-row>
        <table:table-row table:style-name="ro1">
          <table:table-cell office:value-type="float" office:value="109008" calcext:value-type="float">
            <text:p>109008</text:p>
          </table:table-cell>
          <table:table-cell office:value-type="float" office:value="295709" calcext:value-type="float">
            <text:p>295709</text:p>
          </table:table-cell>
          <table:table-cell office:value-type="float" office:value="5559.4795" calcext:value-type="float">
            <text:p>5559.4795</text:p>
          </table:table-cell>
          <table:table-cell office:value-type="float" office:value="570915" calcext:value-type="float">
            <text:p>570915</text:p>
          </table:table-cell>
          <table:table-cell office:value-type="float" office:value="2464.9434" calcext:value-type="float">
            <text:p>2464.9434</text:p>
          </table:table-cell>
          <table:table-cell office:value-type="float" office:value="232065" calcext:value-type="float">
            <text:p>232065</text:p>
          </table:table-cell>
        </table:table-row>
        <table:table-row table:style-name="ro1">
          <table:table-cell office:value-type="float" office:value="595934" calcext:value-type="float">
            <text:p>595934</text:p>
          </table:table-cell>
          <table:table-cell office:value-type="float" office:value="37751" calcext:value-type="float">
            <text:p>37751</text:p>
          </table:table-cell>
          <table:table-cell office:value-type="float" office:value="5184.978" calcext:value-type="float">
            <text:p>5184.978</text:p>
          </table:table-cell>
          <table:table-cell office:value-type="float" office:value="556254" calcext:value-type="float">
            <text:p>556254</text:p>
          </table:table-cell>
          <table:table-cell office:value-type="float" office:value="2256.3062" calcext:value-type="float">
            <text:p>2256.3062</text:p>
          </table:table-cell>
          <table:table-cell office:value-type="float" office:value="211730" calcext:value-type="float">
            <text:p>211730</text:p>
          </table:table-cell>
        </table:table-row>
        <table:table-row table:style-name="ro1">
          <table:table-cell office:value-type="float" office:value="221246" calcext:value-type="float">
            <text:p>221246</text:p>
          </table:table-cell>
          <table:table-cell office:value-type="float" office:value="420839" calcext:value-type="float">
            <text:p>420839</text:p>
          </table:table-cell>
          <table:table-cell office:value-type="float" office:value="5387.0986" calcext:value-type="float">
            <text:p>5387.0986</text:p>
          </table:table-cell>
          <table:table-cell office:value-type="float" office:value="569346" calcext:value-type="float">
            <text:p>569346</text:p>
          </table:table-cell>
          <table:table-cell office:value-type="float" office:value="3821.5642" calcext:value-type="float">
            <text:p>3821.5642</text:p>
          </table:table-cell>
          <table:table-cell office:value-type="float" office:value="376095" calcext:value-type="float">
            <text:p>376095</text:p>
          </table:table-cell>
        </table:table-row>
        <table:table-row table:style-name="ro1">
          <table:table-cell office:value-type="float" office:value="410117" calcext:value-type="float">
            <text:p>410117</text:p>
          </table:table-cell>
          <table:table-cell office:value-type="float" office:value="179071" calcext:value-type="float">
            <text:p>179071</text:p>
          </table:table-cell>
          <table:table-cell office:value-type="float" office:value="4865.405" calcext:value-type="float">
            <text:p>4865.405</text:p>
          </table:table-cell>
          <table:table-cell office:value-type="float" office:value="478173" calcext:value-type="float">
            <text:p>478173</text:p>
          </table:table-cell>
          <table:table-cell office:value-type="float" office:value="2153.8948" calcext:value-type="float">
            <text:p>2153.8948</text:p>
          </table:table-cell>
          <table:table-cell office:value-type="float" office:value="183863" calcext:value-type="float">
            <text:p>183863</text:p>
          </table:table-cell>
        </table:table-row>
        <table:table-row table:style-name="ro1">
          <table:table-cell office:value-type="float" office:value="296851" calcext:value-type="float">
            <text:p>296851</text:p>
          </table:table-cell>
          <table:table-cell office:value-type="float" office:value="401111" calcext:value-type="float">
            <text:p>401111</text:p>
          </table:table-cell>
          <table:table-cell office:value-type="float" office:value="5602.782" calcext:value-type="float">
            <text:p>5602.782</text:p>
          </table:table-cell>
          <table:table-cell office:value-type="float" office:value="591898" calcext:value-type="float">
            <text:p>591898</text:p>
          </table:table-cell>
          <table:table-cell office:value-type="float" office:value="3148.9177" calcext:value-type="float">
            <text:p>3148.9177</text:p>
          </table:table-cell>
          <table:table-cell office:value-type="float" office:value="298867" calcext:value-type="float">
            <text:p>298867</text:p>
          </table:table-cell>
        </table:table-row>
        <table:table-row table:style-name="ro1">
          <table:table-cell office:value-type="float" office:value="566684" calcext:value-type="float">
            <text:p>566684</text:p>
          </table:table-cell>
          <table:table-cell office:value-type="float" office:value="532824" calcext:value-type="float">
            <text:p>532824</text:p>
          </table:table-cell>
          <table:table-cell office:value-type="float" office:value="6130.8403" calcext:value-type="float">
            <text:p>6130.8403</text:p>
          </table:table-cell>
          <table:table-cell office:value-type="float" office:value="644077" calcext:value-type="float">
            <text:p>644077</text:p>
          </table:table-cell>
          <table:table-cell office:value-type="float" office:value="4410.679" calcext:value-type="float">
            <text:p>4410.679</text:p>
          </table:table-cell>
          <table:table-cell office:value-type="float" office:value="429196" calcext:value-type="float">
            <text:p>429196</text:p>
          </table:table-cell>
        </table:table-row>
        <table:table-row table:style-name="ro1">
          <table:table-cell office:value-type="float" office:value="423028" calcext:value-type="float">
            <text:p>423028</text:p>
          </table:table-cell>
          <table:table-cell office:value-type="float" office:value="538648" calcext:value-type="float">
            <text:p>538648</text:p>
          </table:table-cell>
          <table:table-cell office:value-type="float" office:value="4403.5825" calcext:value-type="float">
            <text:p>4403.5825</text:p>
          </table:table-cell>
          <table:table-cell office:value-type="float" office:value="464304" calcext:value-type="float">
            <text:p>464304</text:p>
          </table:table-cell>
          <table:table-cell office:value-type="float" office:value="2980.8687" calcext:value-type="float">
            <text:p>2980.8687</text:p>
          </table:table-cell>
          <table:table-cell office:value-type="float" office:value="286050" calcext:value-type="float">
            <text:p>286050</text:p>
          </table:table-cell>
        </table:table-row>
        <table:table-row table:style-name="ro1">
          <table:table-cell office:value-type="float" office:value="15778" calcext:value-type="float">
            <text:p>15778</text:p>
          </table:table-cell>
          <table:table-cell office:value-type="float" office:value="650728" calcext:value-type="float">
            <text:p>650728</text:p>
          </table:table-cell>
          <table:table-cell office:value-type="float" office:value="5387.8804" calcext:value-type="float">
            <text:p>5387.8804</text:p>
          </table:table-cell>
          <table:table-cell office:value-type="float" office:value="549543" calcext:value-type="float">
            <text:p>549543</text:p>
          </table:table-cell>
          <table:table-cell office:value-type="float" office:value="1985.1809" calcext:value-type="float">
            <text:p>1985.1809</text:p>
          </table:table-cell>
          <table:table-cell office:value-type="float" office:value="187666" calcext:value-type="float">
            <text:p>187666</text:p>
          </table:table-cell>
        </table:table-row>
        <table:table-row table:style-name="ro1">
          <table:table-cell office:value-type="float" office:value="269935" calcext:value-type="float">
            <text:p>269935</text:p>
          </table:table-cell>
          <table:table-cell office:value-type="float" office:value="560255" calcext:value-type="float">
            <text:p>560255</text:p>
          </table:table-cell>
          <table:table-cell office:value-type="float" office:value="3255.8538" calcext:value-type="float">
            <text:p>3255.8538</text:p>
          </table:table-cell>
          <table:table-cell office:value-type="float" office:value="354650" calcext:value-type="float">
            <text:p>354650</text:p>
          </table:table-cell>
          <table:table-cell office:value-type="float" office:value="2299.1538" calcext:value-type="float">
            <text:p>2299.1538</text:p>
          </table:table-cell>
          <table:table-cell office:value-type="float" office:value="215375" calcext:value-type="float">
            <text:p>215375</text:p>
          </table:table-cell>
        </table:table-row>
        <table:table-row table:style-name="ro1">
          <table:table-cell office:value-type="float" office:value="458708" calcext:value-type="float">
            <text:p>458708</text:p>
          </table:table-cell>
          <table:table-cell office:value-type="float" office:value="636531" calcext:value-type="float">
            <text:p>636531</text:p>
          </table:table-cell>
          <table:table-cell office:value-type="float" office:value="3560.3962" calcext:value-type="float">
            <text:p>3560.3962</text:p>
          </table:table-cell>
          <table:table-cell office:value-type="float" office:value="399519" calcext:value-type="float">
            <text:p>399519</text:p>
          </table:table-cell>
          <table:table-cell office:value-type="float" office:value="2922.309" calcext:value-type="float">
            <text:p>2922.309</text:p>
          </table:table-cell>
          <table:table-cell office:value-type="float" office:value="278712" calcext:value-type="float">
            <text:p>278712</text:p>
          </table:table-cell>
        </table:table-row>
        <table:table-row table:style-name="ro1">
          <table:table-cell office:value-type="float" office:value="424393" calcext:value-type="float">
            <text:p>424393</text:p>
          </table:table-cell>
          <table:table-cell office:value-type="float" office:value="87783" calcext:value-type="float">
            <text:p>87783</text:p>
          </table:table-cell>
          <table:table-cell office:value-type="float" office:value="4898.2744" calcext:value-type="float">
            <text:p>4898.2744</text:p>
          </table:table-cell>
          <table:table-cell office:value-type="float" office:value="518792" calcext:value-type="float">
            <text:p>518792</text:p>
          </table:table-cell>
          <table:table-cell office:value-type="float" office:value="3535.5703" calcext:value-type="float">
            <text:p>3535.5703</text:p>
          </table:table-cell>
          <table:table-cell office:value-type="float" office:value="306266" calcext:value-type="float">
            <text:p>306266</text:p>
          </table:table-cell>
        </table:table-row>
        <table:table-row table:style-name="ro1">
          <table:table-cell office:value-type="float" office:value="628092" calcext:value-type="float">
            <text:p>628092</text:p>
          </table:table-cell>
          <table:table-cell office:value-type="float" office:value="587034" calcext:value-type="float">
            <text:p>587034</text:p>
          </table:table-cell>
          <table:table-cell office:value-type="float" office:value="5998.0654" calcext:value-type="float">
            <text:p>5998.0654</text:p>
          </table:table-cell>
          <table:table-cell office:value-type="float" office:value="595889" calcext:value-type="float">
            <text:p>595889</text:p>
          </table:table-cell>
          <table:table-cell office:value-type="float" office:value="2218.8196" calcext:value-type="float">
            <text:p>2218.8196</text:p>
          </table:table-cell>
          <table:table-cell office:value-type="float" office:value="195553" calcext:value-type="float">
            <text:p>195553</text:p>
          </table:table-cell>
        </table:table-row>
        <table:table-row table:style-name="ro1">
          <table:table-cell office:value-type="float" office:value="491846" calcext:value-type="float">
            <text:p>491846</text:p>
          </table:table-cell>
          <table:table-cell office:value-type="float" office:value="7042" calcext:value-type="float">
            <text:p>7042</text:p>
          </table:table-cell>
          <table:table-cell office:value-type="float" office:value="3599.2932" calcext:value-type="float">
            <text:p>3599.2932</text:p>
          </table:table-cell>
          <table:table-cell office:value-type="float" office:value="383971" calcext:value-type="float">
            <text:p>383971</text:p>
          </table:table-cell>
          <table:table-cell office:value-type="float" office:value="2321.156" calcext:value-type="float">
            <text:p>2321.156</text:p>
          </table:table-cell>
          <table:table-cell office:value-type="float" office:value="219562" calcext:value-type="float">
            <text:p>219562</text:p>
          </table:table-cell>
        </table:table-row>
        <table:table-row table:style-name="ro1">
          <table:table-cell office:value-type="float" office:value="579793" calcext:value-type="float">
            <text:p>579793</text:p>
          </table:table-cell>
          <table:table-cell office:value-type="float" office:value="10449" calcext:value-type="float">
            <text:p>10449</text:p>
          </table:table-cell>
          <table:table-cell office:value-type="float" office:value="5566.1895" calcext:value-type="float">
            <text:p>5566.1895</text:p>
          </table:table-cell>
          <table:table-cell office:value-type="float" office:value="581034" calcext:value-type="float">
            <text:p>581034</text:p>
          </table:table-cell>
          <table:table-cell office:value-type="float" office:value="2659.2295" calcext:value-type="float">
            <text:p>2659.2295</text:p>
          </table:table-cell>
          <table:table-cell office:value-type="float" office:value="251116" calcext:value-type="float">
            <text:p>251116</text:p>
          </table:table-cell>
        </table:table-row>
        <table:table-row table:style-name="ro1">
          <table:table-cell office:value-type="float" office:value="515511" calcext:value-type="float">
            <text:p>515511</text:p>
          </table:table-cell>
          <table:table-cell office:value-type="float" office:value="312538" calcext:value-type="float">
            <text:p>312538</text:p>
          </table:table-cell>
          <table:table-cell office:value-type="float" office:value="5965.0166" calcext:value-type="float">
            <text:p>5965.0166</text:p>
          </table:table-cell>
          <table:table-cell office:value-type="float" office:value="611813" calcext:value-type="float">
            <text:p>611813</text:p>
          </table:table-cell>
          <table:table-cell office:value-type="float" office:value="2681.0117" calcext:value-type="float">
            <text:p>2681.0117</text:p>
          </table:table-cell>
          <table:table-cell office:value-type="float" office:value="260430" calcext:value-type="float">
            <text:p>260430</text:p>
          </table:table-cell>
        </table:table-row>
        <table:table-row table:style-name="ro1">
          <table:table-cell office:value-type="float" office:value="181739" calcext:value-type="float">
            <text:p>181739</text:p>
          </table:table-cell>
          <table:table-cell office:value-type="float" office:value="90197" calcext:value-type="float">
            <text:p>90197</text:p>
          </table:table-cell>
          <table:table-cell office:value-type="float" office:value="3236.7322" calcext:value-type="float">
            <text:p>3236.7322</text:p>
          </table:table-cell>
          <table:table-cell office:value-type="float" office:value="347169" calcext:value-type="float">
            <text:p>347169</text:p>
          </table:table-cell>
          <table:table-cell office:value-type="float" office:value="1507.161" calcext:value-type="float">
            <text:p>1507.161</text:p>
          </table:table-cell>
          <table:table-cell office:value-type="float" office:value="136222" calcext:value-type="float">
            <text:p>136222</text:p>
          </table:table-cell>
        </table:table-row>
        <table:table-row table:style-name="ro1">
          <table:table-cell office:value-type="float" office:value="283730" calcext:value-type="float">
            <text:p>283730</text:p>
          </table:table-cell>
          <table:table-cell office:value-type="float" office:value="407627" calcext:value-type="float">
            <text:p>407627</text:p>
          </table:table-cell>
          <table:table-cell office:value-type="float" office:value="5485.9536" calcext:value-type="float">
            <text:p>5485.9536</text:p>
          </table:table-cell>
          <table:table-cell office:value-type="float" office:value="551081" calcext:value-type="float">
            <text:p>551081</text:p>
          </table:table-cell>
          <table:table-cell office:value-type="float" office:value="3768.6116" calcext:value-type="float">
            <text:p>3768.6116</text:p>
          </table:table-cell>
          <table:table-cell office:value-type="float" office:value="354136" calcext:value-type="float">
            <text:p>354136</text:p>
          </table:table-cell>
        </table:table-row>
        <table:table-row table:style-name="ro1">
          <table:table-cell office:value-type="float" office:value="141698" calcext:value-type="float">
            <text:p>141698</text:p>
          </table:table-cell>
          <table:table-cell office:value-type="float" office:value="447973" calcext:value-type="float">
            <text:p>447973</text:p>
          </table:table-cell>
          <table:table-cell office:value-type="float" office:value="4025.5288" calcext:value-type="float">
            <text:p>4025.5288</text:p>
          </table:table-cell>
          <table:table-cell office:value-type="float" office:value="433940" calcext:value-type="float">
            <text:p>433940</text:p>
          </table:table-cell>
          <table:table-cell office:value-type="float" office:value="3001.4163" calcext:value-type="float">
            <text:p>3001.4163</text:p>
          </table:table-cell>
          <table:table-cell office:value-type="float" office:value="259394" calcext:value-type="float">
            <text:p>259394</text:p>
          </table:table-cell>
        </table:table-row>
        <table:table-row table:style-name="ro1">
          <table:table-cell office:value-type="float" office:value="187156" calcext:value-type="float">
            <text:p>187156</text:p>
          </table:table-cell>
          <table:table-cell office:value-type="float" office:value="119765" calcext:value-type="float">
            <text:p>119765</text:p>
          </table:table-cell>
          <table:table-cell office:value-type="float" office:value="4354.9927" calcext:value-type="float">
            <text:p>4354.9927</text:p>
          </table:table-cell>
          <table:table-cell office:value-type="float" office:value="450742" calcext:value-type="float">
            <text:p>450742</text:p>
          </table:table-cell>
          <table:table-cell office:value-type="float" office:value="1925.9387" calcext:value-type="float">
            <text:p>1925.9387</text:p>
          </table:table-cell>
          <table:table-cell office:value-type="float" office:value="173548" calcext:value-type="float">
            <text:p>173548</text:p>
          </table:table-cell>
        </table:table-row>
        <table:table-row table:style-name="ro1">
          <table:table-cell office:value-type="float" office:value="196263" calcext:value-type="float">
            <text:p>196263</text:p>
          </table:table-cell>
          <table:table-cell office:value-type="float" office:value="421045" calcext:value-type="float">
            <text:p>421045</text:p>
          </table:table-cell>
          <table:table-cell office:value-type="float" office:value="5357.8877" calcext:value-type="float">
            <text:p>5357.8877</text:p>
          </table:table-cell>
          <table:table-cell office:value-type="float" office:value="587357" calcext:value-type="float">
            <text:p>587357</text:p>
          </table:table-cell>
          <table:table-cell office:value-type="float" office:value="3795.8062" calcext:value-type="float">
            <text:p>3795.8062</text:p>
          </table:table-cell>
          <table:table-cell office:value-type="float" office:value="372842" calcext:value-type="float">
            <text:p>372842</text:p>
          </table:table-cell>
        </table:table-row>
        <table:table-row table:style-name="ro1">
          <table:table-cell office:value-type="float" office:value="256585" calcext:value-type="float">
            <text:p>256585</text:p>
          </table:table-cell>
          <table:table-cell office:value-type="float" office:value="168962" calcext:value-type="float">
            <text:p>168962</text:p>
          </table:table-cell>
          <table:table-cell office:value-type="float" office:value="6222.7715" calcext:value-type="float">
            <text:p>6222.7715</text:p>
          </table:table-cell>
          <table:table-cell office:value-type="float" office:value="634231" calcext:value-type="float">
            <text:p>634231</text:p>
          </table:table-cell>
          <table:table-cell office:value-type="float" office:value="3247.2075" calcext:value-type="float">
            <text:p>3247.2075</text:p>
          </table:table-cell>
          <table:table-cell office:value-type="float" office:value="304595" calcext:value-type="float">
            <text:p>304595</text:p>
          </table:table-cell>
        </table:table-row>
        <table:table-row table:style-name="ro1">
          <table:table-cell office:value-type="float" office:value="122939" calcext:value-type="float">
            <text:p>122939</text:p>
          </table:table-cell>
          <table:table-cell office:value-type="float" office:value="61799" calcext:value-type="float">
            <text:p>61799</text:p>
          </table:table-cell>
          <table:table-cell office:value-type="float" office:value="3368.226" calcext:value-type="float">
            <text:p>3368.226</text:p>
          </table:table-cell>
          <table:table-cell office:value-type="float" office:value="358898" calcext:value-type="float">
            <text:p>358898</text:p>
          </table:table-cell>
          <table:table-cell office:value-type="float" office:value="2354.367" calcext:value-type="float">
            <text:p>2354.367</text:p>
          </table:table-cell>
          <table:table-cell office:value-type="float" office:value="212024" calcext:value-type="float">
            <text:p>212024</text:p>
          </table:table-cell>
        </table:table-row>
        <table:table-row table:style-name="ro1">
          <table:table-cell office:value-type="float" office:value="456651" calcext:value-type="float">
            <text:p>456651</text:p>
          </table:table-cell>
          <table:table-cell office:value-type="float" office:value="219687" calcext:value-type="float">
            <text:p>219687</text:p>
          </table:table-cell>
          <table:table-cell office:value-type="float" office:value="5109.514" calcext:value-type="float">
            <text:p>5109.514</text:p>
          </table:table-cell>
          <table:table-cell office:value-type="float" office:value="543718" calcext:value-type="float">
            <text:p>543718</text:p>
          </table:table-cell>
          <table:table-cell office:value-type="float" office:value="3444.7766" calcext:value-type="float">
            <text:p>3444.7766</text:p>
          </table:table-cell>
          <table:table-cell office:value-type="float" office:value="318393" calcext:value-type="float">
            <text:p>318393</text:p>
          </table:table-cell>
        </table:table-row>
        <table:table-row table:style-name="ro1">
          <table:table-cell office:value-type="float" office:value="193672" calcext:value-type="float">
            <text:p>193672</text:p>
          </table:table-cell>
          <table:table-cell office:value-type="float" office:value="220695" calcext:value-type="float">
            <text:p>220695</text:p>
          </table:table-cell>
          <table:table-cell office:value-type="float" office:value="4915.327" calcext:value-type="float">
            <text:p>4915.327</text:p>
          </table:table-cell>
          <table:table-cell office:value-type="float" office:value="496528" calcext:value-type="float">
            <text:p>496528</text:p>
          </table:table-cell>
          <table:table-cell office:value-type="float" office:value="1380.051" calcext:value-type="float">
            <text:p>1380.051</text:p>
          </table:table-cell>
          <table:table-cell office:value-type="float" office:value="121121" calcext:value-type="float">
            <text:p>121121</text:p>
          </table:table-cell>
        </table:table-row>
        <table:table-row table:style-name="ro1">
          <table:table-cell office:value-type="float" office:value="649129" calcext:value-type="float">
            <text:p>649129</text:p>
          </table:table-cell>
          <table:table-cell office:value-type="float" office:value="449248" calcext:value-type="float">
            <text:p>449248</text:p>
          </table:table-cell>
          <table:table-cell office:value-type="float" office:value="5566.2974" calcext:value-type="float">
            <text:p>5566.2974</text:p>
          </table:table-cell>
          <table:table-cell office:value-type="float" office:value="576618" calcext:value-type="float">
            <text:p>576618</text:p>
          </table:table-cell>
          <table:table-cell office:value-type="float" office:value="2903.6575" calcext:value-type="float">
            <text:p>2903.6575</text:p>
          </table:table-cell>
          <table:table-cell office:value-type="float" office:value="262361" calcext:value-type="float">
            <text:p>262361</text:p>
          </table:table-cell>
        </table:table-row>
        <table:table-row table:style-name="ro1">
          <table:table-cell office:value-type="float" office:value="340904" calcext:value-type="float">
            <text:p>340904</text:p>
          </table:table-cell>
          <table:table-cell office:value-type="float" office:value="39721" calcext:value-type="float">
            <text:p>39721</text:p>
          </table:table-cell>
          <table:table-cell office:value-type="float" office:value="5755.912" calcext:value-type="float">
            <text:p>5755.912</text:p>
          </table:table-cell>
          <table:table-cell office:value-type="float" office:value="563186" calcext:value-type="float">
            <text:p>563186</text:p>
          </table:table-cell>
          <table:table-cell office:value-type="float" office:value="2896.811" calcext:value-type="float">
            <text:p>2896.811</text:p>
          </table:table-cell>
          <table:table-cell office:value-type="float" office:value="275540" calcext:value-type="float">
            <text:p>275540</text:p>
          </table:table-cell>
        </table:table-row>
        <table:table-row table:style-name="ro1">
          <table:table-cell office:value-type="float" office:value="161655" calcext:value-type="float">
            <text:p>161655</text:p>
          </table:table-cell>
          <table:table-cell office:value-type="float" office:value="302995" calcext:value-type="float">
            <text:p>302995</text:p>
          </table:table-cell>
          <table:table-cell office:value-type="float" office:value="6231.5635" calcext:value-type="float">
            <text:p>6231.5635</text:p>
          </table:table-cell>
          <table:table-cell office:value-type="float" office:value="639150" calcext:value-type="float">
            <text:p>639150</text:p>
          </table:table-cell>
          <table:table-cell office:value-type="float" office:value="3046.604" calcext:value-type="float">
            <text:p>3046.604</text:p>
          </table:table-cell>
          <table:table-cell office:value-type="float" office:value="286277" calcext:value-type="float">
            <text:p>286277</text:p>
          </table:table-cell>
        </table:table-row>
        <table:table-row table:style-name="ro1">
          <table:table-cell office:value-type="float" office:value="91213" calcext:value-type="float">
            <text:p>91213</text:p>
          </table:table-cell>
          <table:table-cell office:value-type="float" office:value="115364" calcext:value-type="float">
            <text:p>115364</text:p>
          </table:table-cell>
          <table:table-cell office:value-type="float" office:value="4450.795" calcext:value-type="float">
            <text:p>4450.795</text:p>
          </table:table-cell>
          <table:table-cell office:value-type="float" office:value="473001" calcext:value-type="float">
            <text:p>473001</text:p>
          </table:table-cell>
          <table:table-cell office:value-type="float" office:value="2961.4817" calcext:value-type="float">
            <text:p>2961.4817</text:p>
          </table:table-cell>
          <table:table-cell office:value-type="float" office:value="285874" calcext:value-type="float">
            <text:p>285874</text:p>
          </table:table-cell>
        </table:table-row>
        <table:table-row table:style-name="ro1">
          <table:table-cell office:value-type="float" office:value="253203" calcext:value-type="float">
            <text:p>253203</text:p>
          </table:table-cell>
          <table:table-cell office:value-type="float" office:value="223889" calcext:value-type="float">
            <text:p>223889</text:p>
          </table:table-cell>
          <table:table-cell office:value-type="float" office:value="3365.7085" calcext:value-type="float">
            <text:p>3365.7085</text:p>
          </table:table-cell>
          <table:table-cell office:value-type="float" office:value="349588" calcext:value-type="float">
            <text:p>349588</text:p>
          </table:table-cell>
          <table:table-cell office:value-type="float" office:value="2156.9797" calcext:value-type="float">
            <text:p>2156.9797</text:p>
          </table:table-cell>
          <table:table-cell office:value-type="float" office:value="204467" calcext:value-type="float">
            <text:p>204467</text:p>
          </table:table-cell>
        </table:table-row>
        <table:table-row table:style-name="ro1">
          <table:table-cell office:value-type="float" office:value="377692" calcext:value-type="float">
            <text:p>377692</text:p>
          </table:table-cell>
          <table:table-cell office:value-type="float" office:value="469746" calcext:value-type="float">
            <text:p>469746</text:p>
          </table:table-cell>
          <table:table-cell office:value-type="float" office:value="6144.599" calcext:value-type="float">
            <text:p>6144.599</text:p>
          </table:table-cell>
          <table:table-cell office:value-type="float" office:value="643974" calcext:value-type="float">
            <text:p>643974</text:p>
          </table:table-cell>
          <table:table-cell office:value-type="float" office:value="3576.531" calcext:value-type="float">
            <text:p>3576.531</text:p>
          </table:table-cell>
          <table:table-cell office:value-type="float" office:value="353788" calcext:value-type="float">
            <text:p>353788</text:p>
          </table:table-cell>
        </table:table-row>
        <table:table-row table:style-name="ro1">
          <table:table-cell office:value-type="float" office:value="627444" calcext:value-type="float">
            <text:p>627444</text:p>
          </table:table-cell>
          <table:table-cell office:value-type="float" office:value="359190" calcext:value-type="float">
            <text:p>359190</text:p>
          </table:table-cell>
          <table:table-cell office:value-type="float" office:value="6155.3403" calcext:value-type="float">
            <text:p>6155.3403</text:p>
          </table:table-cell>
          <table:table-cell office:value-type="float" office:value="643453" calcext:value-type="float">
            <text:p>643453</text:p>
          </table:table-cell>
          <table:table-cell office:value-type="float" office:value="2946.7163" calcext:value-type="float">
            <text:p>2946.7163</text:p>
          </table:table-cell>
          <table:table-cell office:value-type="float" office:value="283694" calcext:value-type="float">
            <text:p>283694</text:p>
          </table:table-cell>
        </table:table-row>
        <table:table-row table:style-name="ro1">
          <table:table-cell office:value-type="float" office:value="413427" calcext:value-type="float">
            <text:p>413427</text:p>
          </table:table-cell>
          <table:table-cell office:value-type="float" office:value="248583" calcext:value-type="float">
            <text:p>248583</text:p>
          </table:table-cell>
          <table:table-cell office:value-type="float" office:value="4387.7583" calcext:value-type="float">
            <text:p>4387.7583</text:p>
          </table:table-cell>
          <table:table-cell office:value-type="float" office:value="452510" calcext:value-type="float">
            <text:p>452510</text:p>
          </table:table-cell>
          <table:table-cell office:value-type="float" office:value="3595.7327" calcext:value-type="float">
            <text:p>3595.7327</text:p>
          </table:table-cell>
          <table:table-cell office:value-type="float" office:value="321236" calcext:value-type="float">
            <text:p>321236</text:p>
          </table:table-cell>
        </table:table-row>
        <table:table-row table:style-name="ro1">
          <table:table-cell office:value-type="float" office:value="628461" calcext:value-type="float">
            <text:p>628461</text:p>
          </table:table-cell>
          <table:table-cell office:value-type="float" office:value="562494" calcext:value-type="float">
            <text:p>562494</text:p>
          </table:table-cell>
          <table:table-cell office:value-type="float" office:value="6100.218" calcext:value-type="float">
            <text:p>6100.218</text:p>
          </table:table-cell>
          <table:table-cell office:value-type="float" office:value="616714" calcext:value-type="float">
            <text:p>616714</text:p>
          </table:table-cell>
          <table:table-cell office:value-type="float" office:value="2920.7898" calcext:value-type="float">
            <text:p>2920.7898</text:p>
          </table:table-cell>
          <table:table-cell office:value-type="float" office:value="269219" calcext:value-type="float">
            <text:p>269219</text:p>
          </table:table-cell>
        </table:table-row>
        <table:table-row table:style-name="ro1">
          <table:table-cell office:value-type="float" office:value="121470" calcext:value-type="float">
            <text:p>121470</text:p>
          </table:table-cell>
          <table:table-cell office:value-type="float" office:value="192401" calcext:value-type="float">
            <text:p>192401</text:p>
          </table:table-cell>
          <table:table-cell office:value-type="float" office:value="4366.862" calcext:value-type="float">
            <text:p>4366.862</text:p>
          </table:table-cell>
          <table:table-cell office:value-type="float" office:value="462481" calcext:value-type="float">
            <text:p>462481</text:p>
          </table:table-cell>
          <table:table-cell office:value-type="float" office:value="2829.6492" calcext:value-type="float">
            <text:p>2829.6492</text:p>
          </table:table-cell>
          <table:table-cell office:value-type="float" office:value="260853" calcext:value-type="float">
            <text:p>260853</text:p>
          </table:table-cell>
        </table:table-row>
        <table:table-row table:style-name="ro1">
          <table:table-cell office:value-type="float" office:value="510092" calcext:value-type="float">
            <text:p>510092</text:p>
          </table:table-cell>
          <table:table-cell office:value-type="float" office:value="437819" calcext:value-type="float">
            <text:p>437819</text:p>
          </table:table-cell>
          <table:table-cell office:value-type="float" office:value="4665.2485" calcext:value-type="float">
            <text:p>4665.2485</text:p>
          </table:table-cell>
          <table:table-cell office:value-type="float" office:value="473644" calcext:value-type="float">
            <text:p>473644</text:p>
          </table:table-cell>
          <table:table-cell office:value-type="float" office:value="2740.3323" calcext:value-type="float">
            <text:p>2740.3323</text:p>
          </table:table-cell>
          <table:table-cell office:value-type="float" office:value="262500" calcext:value-type="float">
            <text:p>262500</text:p>
          </table:table-cell>
        </table:table-row>
        <table:table-row table:style-name="ro1">
          <table:table-cell office:value-type="float" office:value="183066" calcext:value-type="float">
            <text:p>183066</text:p>
          </table:table-cell>
          <table:table-cell office:value-type="float" office:value="516749" calcext:value-type="float">
            <text:p>516749</text:p>
          </table:table-cell>
          <table:table-cell office:value-type="float" office:value="6358.4697" calcext:value-type="float">
            <text:p>6358.4697</text:p>
          </table:table-cell>
          <table:table-cell office:value-type="float" office:value="636207" calcext:value-type="float">
            <text:p>636207</text:p>
          </table:table-cell>
          <table:table-cell office:value-type="float" office:value="5070.4155" calcext:value-type="float">
            <text:p>5070.4155</text:p>
          </table:table-cell>
          <table:table-cell office:value-type="float" office:value="492325" calcext:value-type="float">
            <text:p>492325</text:p>
          </table:table-cell>
        </table:table-row>
        <table:table-row table:style-name="ro1">
          <table:table-cell office:value-type="float" office:value="112429" calcext:value-type="float">
            <text:p>112429</text:p>
          </table:table-cell>
          <table:table-cell office:value-type="float" office:value="424042" calcext:value-type="float">
            <text:p>424042</text:p>
          </table:table-cell>
          <table:table-cell office:value-type="float" office:value="5773.2397" calcext:value-type="float">
            <text:p>5773.2397</text:p>
          </table:table-cell>
          <table:table-cell office:value-type="float" office:value="583626" calcext:value-type="float">
            <text:p>583626</text:p>
          </table:table-cell>
          <table:table-cell office:value-type="float" office:value="2686.514" calcext:value-type="float">
            <text:p>2686.514</text:p>
          </table:table-cell>
          <table:table-cell office:value-type="float" office:value="250269" calcext:value-type="float">
            <text:p>250269</text:p>
          </table:table-cell>
        </table:table-row>
        <table:table-row table:style-name="ro1">
          <table:table-cell office:value-type="float" office:value="216905" calcext:value-type="float">
            <text:p>216905</text:p>
          </table:table-cell>
          <table:table-cell office:value-type="float" office:value="467665" calcext:value-type="float">
            <text:p>467665</text:p>
          </table:table-cell>
          <table:table-cell office:value-type="float" office:value="4384.8955" calcext:value-type="float">
            <text:p>4384.8955</text:p>
          </table:table-cell>
          <table:table-cell office:value-type="float" office:value="449594" calcext:value-type="float">
            <text:p>449594</text:p>
          </table:table-cell>
          <table:table-cell office:value-type="float" office:value="2291.1748" calcext:value-type="float">
            <text:p>2291.1748</text:p>
          </table:table-cell>
          <table:table-cell office:value-type="float" office:value="220632" calcext:value-type="float">
            <text:p>22063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1" table:formula="of:=SUM([.C2:.C201])" office:value-type="float" office:value="999108.1511" calcext:value-type="float">
            <text:p>999108.2</text:p>
          </table:table-cell>
          <table:table-cell table:formula="of:=SUM([.D2:.D201])" office:value-type="float" office:value="102871389" calcext:value-type="float">
            <text:p>102871389</text:p>
          </table:table-cell>
          <table:table-cell table:style-name="ce1" table:formula="of:=SUM([.E2:.E201])" office:value-type="float" office:value="567197.4765" calcext:value-type="float">
            <text:p>567197.5</text:p>
          </table:table-cell>
          <table:table-cell table:formula="of:=SUM([.F2:.F201])" office:value-type="float" office:value="53026393" calcext:value-type="float">
            <text:p>53026393</text:p>
          </table:table-cell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style-name="ce1" table:formula="of:=[.C203]/200" office:value-type="float" office:value="4995.5407555" calcext:value-type="float">
            <text:p>4995.5</text:p>
          </table:table-cell>
          <table:table-cell table:style-name="ce2" table:formula="of:=[.D203]/200" office:value-type="float" office:value="514356.945" calcext:value-type="float">
            <text:p>514357</text:p>
          </table:table-cell>
          <table:table-cell table:style-name="ce1" table:formula="of:=[.E203]/200" office:value-type="float" office:value="2835.9873825" calcext:value-type="float">
            <text:p>2836.0</text:p>
          </table:table-cell>
          <table:table-cell table:style-name="ce2" table:formula="of:=[.F203]/200" office:value-type="float" office:value="265131.965" calcext:value-type="float">
            <text:p>2651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number-style style:name="N123">
      <number:number number:decimal-places="6" loext:min-decimal-places="6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3:58:26.289947438</dc:date>
    <meta:editing-duration>PT2M10S</meta:editing-duration>
    <meta:editing-cycles>1</meta:editing-cycles>
    <meta:document-statistic meta:table-count="1" meta:cell-count="1216" meta:object-count="0"/>
    <meta:generator>LibreOffice/5.1.6.2$Linux_X86_64 LibreOffice_project/10m0$Build-2</meta:generator>
  </office:meta>
</office:document-meta>
</file>